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secase1" table:style-name="ta1">
        <table:table-column table:style-name="co1" table:number-columns-repeated="18" table:default-cell-style-name="ce8"/>
        <table:table-row table:style-name="ro1">
          <table:table-cell table:style-name="Default" table:number-columns-repeated="18"/>
        </table:table-row>
        <table:table-row table:style-name="ro1">
          <table:table-cell office:value-type="string" calcext:value-type="string">
            <text:p><text:s/>INFL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(sec)</text:p>
          </table:table-cell>
          <table:table-cell table:number-columns-repeated="17"/>
        </table:table-row>
        <table:table-row table:style-name="ro1">
          <table:table-cell/>
          <table:table-cell table:style-name="ce10" office:value-type="string" calcext:value-type="string">
            <text:p>query rates</text:p>
          </table:table-cell>
          <table:table-cell office:value-type="string" calcext:value-type="string">
            <text:p>Single-groupby-1-1-1</text:p>
          </table:table-cell>
          <table:table-cell office:value-type="string" calcext:value-type="string">
            <text:p>Single-groupby-1-1-12</text:p>
          </table:table-cell>
          <table:table-cell office:value-type="string" calcext:value-type="string">
            <text:p>Single-groupby-1-8-1</text:p>
          </table:table-cell>
          <table:table-cell office:value-type="string" calcext:value-type="string">
            <text:p>Single-groupby-5-1-1</text:p>
          </table:table-cell>
          <table:table-cell office:value-type="string" calcext:value-type="string">
            <text:p>Single-groupby-5-1-12</text:p>
          </table:table-cell>
          <table:table-cell office:value-type="string" calcext:value-type="string">
            <text:p>Single-groupby-5-8-1</text:p>
          </table:table-cell>
          <table:table-cell office:value-type="string" calcext:value-type="string">
            <text:p>Cpu-max-all-1</text:p>
          </table:table-cell>
          <table:table-cell office:value-type="string" calcext:value-type="string">
            <text:p>Cpu-max-all-8</text:p>
          </table:table-cell>
          <table:table-cell office:value-type="string" calcext:value-type="string">
            <text:p>Double-groupby-1</text:p>
          </table:table-cell>
          <table:table-cell office:value-type="string" calcext:value-type="string">
            <text:p>Double-groupby-5</text:p>
          </table:table-cell>
          <table:table-cell office:value-type="string" calcext:value-type="string">
            <text:p>Double-groupby-all</text:p>
          </table:table-cell>
          <table:table-cell office:value-type="string" calcext:value-type="string">
            <text:p>High-cpu-all</text:p>
          </table:table-cell>
          <table:table-cell office:value-type="string" calcext:value-type="string">
            <text:p>High-cpu-1</text:p>
          </table:table-cell>
          <table:table-cell office:value-type="string" calcext:value-type="string">
            <text:p>lastpoint</text:p>
          </table:table-cell>
          <table:table-cell office:value-type="string" calcext:value-type="string">
            <text:p>Groupby-orderby-limit</text:p>
          </table:table-cell>
          <table:table-cell/>
        </table:table-row>
        <table:table-row table:style-name="ro1">
          <table:table-cell table:formula="of:=15" office:value-type="float" office:value="15" calcext:value-type="float">
            <text:p>15</text:p>
          </table:table-cell>
          <table:table-cell/>
          <table:table-cell table:formula="of:=332.84" office:value-type="float" office:value="332.84" calcext:value-type="float">
            <text:p>332.84</text:p>
          </table:table-cell>
          <table:table-cell table:formula="of:=210.92" office:value-type="float" office:value="210.92" calcext:value-type="float">
            <text:p>210.92</text:p>
          </table:table-cell>
          <table:table-cell table:formula="of:=398.94" office:value-type="float" office:value="398.94" calcext:value-type="float">
            <text:p>398.94</text:p>
          </table:table-cell>
          <table:table-cell table:formula="of:=502.01" office:value-type="float" office:value="502.01" calcext:value-type="float">
            <text:p>502.01</text:p>
          </table:table-cell>
          <table:table-cell table:formula="of:=68.31" office:value-type="float" office:value="68.31" calcext:value-type="float">
            <text:p>68.31</text:p>
          </table:table-cell>
          <table:table-cell table:formula="of:=150.31" office:value-type="float" office:value="150.31" calcext:value-type="float">
            <text:p>150.31</text:p>
          </table:table-cell>
          <table:table-cell table:formula="of:=429.74" office:value-type="float" office:value="429.74" calcext:value-type="float">
            <text:p>429.74</text:p>
          </table:table-cell>
          <table:table-cell table:formula="of:=95.64" office:value-type="float" office:value="95.64" calcext:value-type="float">
            <text:p>95.64</text:p>
          </table:table-cell>
          <table:table-cell table:formula="of:=8.81" office:value-type="float" office:value="8.81" calcext:value-type="float">
            <text:p>8.81</text:p>
          </table:table-cell>
          <table:table-cell table:formula="of:=1.94" office:value-type="float" office:value="1.94" calcext:value-type="float">
            <text:p>1.94</text:p>
          </table:table-cell>
          <table:table-cell table:formula="of:=1.12" office:value-type="float" office:value="1.12" calcext:value-type="float">
            <text:p>1.12</text:p>
          </table:table-cell>
          <table:table-cell table:formula="of:=0.59" office:value-type="float" office:value="0.59" calcext:value-type="float">
            <text:p>0.59</text:p>
          </table:table-cell>
          <table:table-cell table:formula="of:=292.18" office:value-type="float" office:value="292.18" calcext:value-type="float">
            <text:p>292.18</text:p>
          </table:table-cell>
          <table:table-cell table:formula="of:=13.25" office:value-type="float" office:value="13.25" calcext:value-type="float">
            <text:p>13.25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/>
          <table:table-cell table:formula="of:=1050.71" office:value-type="float" office:value="1050.71" calcext:value-type="float">
            <text:p>1050.71</text:p>
          </table:table-cell>
          <table:table-cell table:formula="of:=233.61" office:value-type="float" office:value="233.61" calcext:value-type="float">
            <text:p>233.61</text:p>
          </table:table-cell>
          <table:table-cell table:formula="of:=551.18" office:value-type="float" office:value="551.18" calcext:value-type="float">
            <text:p>551.18</text:p>
          </table:table-cell>
          <table:table-cell table:formula="of:=413.92" office:value-type="float" office:value="413.92" calcext:value-type="float">
            <text:p>413.92</text:p>
          </table:table-cell>
          <table:table-cell table:formula="of:=67.76" office:value-type="float" office:value="67.76" calcext:value-type="float">
            <text:p>67.76</text:p>
          </table:table-cell>
          <table:table-cell table:formula="of:=153.04" office:value-type="float" office:value="153.04" calcext:value-type="float">
            <text:p>153.04</text:p>
          </table:table-cell>
          <table:table-cell table:formula="of:=476.55" office:value-type="float" office:value="476.55" calcext:value-type="float">
            <text:p>476.55</text:p>
          </table:table-cell>
          <table:table-cell table:formula="of:=106.54" office:value-type="float" office:value="106.54" calcext:value-type="float">
            <text:p>106.54</text:p>
          </table:table-cell>
          <table:table-cell table:formula="of:=11.26" office:value-type="float" office:value="11.26" calcext:value-type="float">
            <text:p>11.26</text:p>
          </table:table-cell>
          <table:table-cell table:formula="of:=2.7" office:value-type="float" office:value="2.7" calcext:value-type="float">
            <text:p>2.7</text:p>
          </table:table-cell>
          <table:table-cell table:formula="of:=1.4" office:value-type="float" office:value="1.4" calcext:value-type="float">
            <text:p>1.4</text:p>
          </table:table-cell>
          <table:table-cell table:formula="of:=1.06" office:value-type="float" office:value="1.06" calcext:value-type="float">
            <text:p>1.06</text:p>
          </table:table-cell>
          <table:table-cell table:formula="of:=413.3" office:value-type="float" office:value="413.3" calcext:value-type="float">
            <text:p>413.3</text:p>
          </table:table-cell>
          <table:table-cell table:formula="of:=16.41" office:value-type="float" office:value="16.41" calcext:value-type="float">
            <text:p>16.41</text:p>
          </table:table-cell>
          <table:table-cell table:formula="of:=0.84" office:value-type="float" office:value="0.84" calcext:value-type="float">
            <text:p>0.84</text:p>
          </table:table-cell>
          <table:table-cell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/>
          <table:table-cell table:formula="of:=1011.87" office:value-type="float" office:value="1011.87" calcext:value-type="float">
            <text:p>1011.87</text:p>
          </table:table-cell>
          <table:table-cell table:formula="of:=236.67" office:value-type="float" office:value="236.67" calcext:value-type="float">
            <text:p>236.67</text:p>
          </table:table-cell>
          <table:table-cell table:formula="of:=609.17" office:value-type="float" office:value="609.17" calcext:value-type="float">
            <text:p>609.17</text:p>
          </table:table-cell>
          <table:table-cell table:formula="of:=398.06" office:value-type="float" office:value="398.06" calcext:value-type="float">
            <text:p>398.06</text:p>
          </table:table-cell>
          <table:table-cell table:formula="of:=67.71" office:value-type="float" office:value="67.71" calcext:value-type="float">
            <text:p>67.71</text:p>
          </table:table-cell>
          <table:table-cell table:formula="of:=154.13" office:value-type="float" office:value="154.13" calcext:value-type="float">
            <text:p>154.13</text:p>
          </table:table-cell>
          <table:table-cell table:formula="of:=521.99" office:value-type="float" office:value="521.99" calcext:value-type="float">
            <text:p>521.99</text:p>
          </table:table-cell>
          <table:table-cell table:formula="of:=141.24" office:value-type="float" office:value="141.24" calcext:value-type="float">
            <text:p>141.24</text:p>
          </table:table-cell>
          <table:table-cell table:formula="of:=14.05" office:value-type="float" office:value="14.05" calcext:value-type="float">
            <text:p>14.05</text:p>
          </table:table-cell>
          <table:table-cell table:formula="of:=3.22" office:value-type="float" office:value="3.22" calcext:value-type="float">
            <text:p>3.22</text:p>
          </table:table-cell>
          <table:table-cell table:formula="of:=1.75"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table:formula="of:=574.01" office:value-type="float" office:value="574.01" calcext:value-type="float">
            <text:p>574.01</text:p>
          </table:table-cell>
          <table:table-cell table:formula="of:=18.91" office:value-type="float" office:value="18.91" calcext:value-type="float">
            <text:p>18.91</text:p>
          </table:table-cell>
          <table:table-cell table:formula="of:=0.87" office:value-type="float" office:value="0.87" calcext:value-type="float">
            <text:p>0.87</text:p>
          </table:table-cell>
          <table:table-cell/>
        </table:table-row>
        <table:table-row table:style-name="ro1">
          <table:table-cell table:formula="of:=300" office:value-type="float" office:value="300" calcext:value-type="float">
            <text:p>300</text:p>
          </table:table-cell>
          <table:table-cell/>
          <table:table-cell table:formula="of:=1084.45" office:value-type="float" office:value="1084.45" calcext:value-type="float">
            <text:p>1084.45</text:p>
          </table:table-cell>
          <table:table-cell table:formula="of:=403.34" office:value-type="float" office:value="403.34" calcext:value-type="float">
            <text:p>403.34</text:p>
          </table:table-cell>
          <table:table-cell table:formula="of:=728.84" office:value-type="float" office:value="728.84" calcext:value-type="float">
            <text:p>728.84</text:p>
          </table:table-cell>
          <table:table-cell table:formula="of:=662.78" office:value-type="float" office:value="662.78" calcext:value-type="float">
            <text:p>662.78</text:p>
          </table:table-cell>
          <table:table-cell table:formula="of:=186.17" office:value-type="float" office:value="186.17" calcext:value-type="float">
            <text:p>186.17</text:p>
          </table:table-cell>
          <table:table-cell table:formula="of:=352.14" office:value-type="float" office:value="352.14" calcext:value-type="float">
            <text:p>352.14</text:p>
          </table:table-cell>
          <table:table-cell table:number-columns-repeated="2"/>
          <table:table-cell table:formula="of:=18.93" office:value-type="float" office:value="18.93" calcext:value-type="float">
            <text:p>18.93</text:p>
          </table:table-cell>
          <table:table-cell table:formula="of:=4.69" office:value-type="float" office:value="4.69" calcext:value-type="float">
            <text:p>4.69</text:p>
          </table:table-cell>
          <table:table-cell table:formula="of:=2.42" office:value-type="float" office:value="2.42" calcext:value-type="float">
            <text:p>2.42</text:p>
          </table:table-cell>
          <table:table-cell table:formula="of:=6.88" office:value-type="float" office:value="6.88" calcext:value-type="float">
            <text:p>6.88</text:p>
          </table:table-cell>
          <table:table-cell table:formula="of:=806.54" office:value-type="float" office:value="806.54" calcext:value-type="float">
            <text:p>806.54</text:p>
          </table:table-cell>
          <table:table-cell table:formula="of:=17.41" office:value-type="float" office:value="17.41" calcext:value-type="float">
            <text:p>17.41</text:p>
          </table:table-cell>
          <table:table-cell table:formula="of:=4.5" office:value-type="float" office:value="4.5" calcext:value-type="float">
            <text:p>4.5</text:p>
          </table:table-cell>
          <table:table-cell/>
        </table:table-row>
        <table:table-row table:style-name="ro1">
          <table:table-cell table:formula="of:=600" office:value-type="float" office:value="600" calcext:value-type="float">
            <text:p>600</text:p>
          </table:table-cell>
          <table:table-cell/>
          <table:table-cell table:formula="of:=1158.36" office:value-type="float" office:value="1158.36" calcext:value-type="float">
            <text:p>1158.36</text:p>
          </table:table-cell>
          <table:table-cell table:formula="of:=510.47" office:value-type="float" office:value="510.47" calcext:value-type="float">
            <text:p>510.47</text:p>
          </table:table-cell>
          <table:table-cell table:formula="of:=644.69" office:value-type="float" office:value="644.69" calcext:value-type="float">
            <text:p>644.69</text:p>
          </table:table-cell>
          <table:table-cell table:formula="of:=862.68" office:value-type="float" office:value="862.68" calcext:value-type="float">
            <text:p>862.68</text:p>
          </table:table-cell>
          <table:table-cell table:formula="of:=225.41" office:value-type="float" office:value="225.41" calcext:value-type="float">
            <text:p>225.41</text:p>
          </table:table-cell>
          <table:table-cell table:formula="of:=421.95" office:value-type="float" office:value="421.95" calcext:value-type="float">
            <text:p>421.95</text:p>
          </table:table-cell>
          <table:table-cell table:formula="of:=594.8" office:value-type="float" office:value="594.8" calcext:value-type="float">
            <text:p>594.8</text:p>
          </table:table-cell>
          <table:table-cell table:formula="of:=228.76" office:value-type="float" office:value="228.76" calcext:value-type="float">
            <text:p>228.76</text:p>
          </table:table-cell>
          <table:table-cell table:formula="of:=19.64" office:value-type="float" office:value="19.64" calcext:value-type="float">
            <text:p>19.64</text:p>
          </table:table-cell>
          <table:table-cell table:formula="of:=5.07" office:value-type="float" office:value="5.07" calcext:value-type="float">
            <text:p>5.07</text:p>
          </table:table-cell>
          <table:table-cell table:formula="of:=2.6" office:value-type="float" office:value="2.6" calcext:value-type="float">
            <text:p>2.6</text:p>
          </table:table-cell>
          <table:table-cell table:formula="of:=12.22" office:value-type="float" office:value="12.22" calcext:value-type="float">
            <text:p>12.22</text:p>
          </table:table-cell>
          <table:table-cell table:formula="of:=1216.52" office:value-type="float" office:value="1216.52" calcext:value-type="float">
            <text:p>1216.52</text:p>
          </table:table-cell>
          <table:table-cell table:formula="of:=23.79" office:value-type="float" office:value="23.79" calcext:value-type="float">
            <text:p>23.79</text:p>
          </table:table-cell>
          <table:table-cell table:formula="of:=7.76" office:value-type="float" office:value="7.76" calcext:value-type="float">
            <text:p>7.76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lock time</text:p>
          </table:table-cell>
          <table:table-cell table:number-columns-repeated="16"/>
        </table:table-row>
        <table:table-row table:style-name="ro1">
          <table:table-cell table:formula="of:=15" office:value-type="float" office:value="15" calcext:value-type="float">
            <text:p>15</text:p>
          </table:table-cell>
          <table:table-cell/>
          <table:table-cell office:value-type="float" office:value="1.538472" calcext:value-type="float">
            <text:p>1.538472</text:p>
          </table:table-cell>
          <table:table-cell table:formula="of:=2.396536" office:value-type="float" office:value="2.396536" calcext:value-type="float">
            <text:p>2.396536</text:p>
          </table:table-cell>
          <table:table-cell table:formula="of:=1.271134" office:value-type="float" office:value="1.271134" calcext:value-type="float">
            <text:p>1.271134</text:p>
          </table:table-cell>
          <table:table-cell table:formula="of:=1.005615" office:value-type="float" office:value="1.005615" calcext:value-type="float">
            <text:p>1.005615</text:p>
          </table:table-cell>
          <table:table-cell table:formula="of:=7.349183" office:value-type="float" office:value="7.349183" calcext:value-type="float">
            <text:p>7.349183</text:p>
          </table:table-cell>
          <table:table-cell table:formula="of:=3.347012" office:value-type="float" office:value="3.347012" calcext:value-type="float">
            <text:p>3.347012</text:p>
          </table:table-cell>
          <table:table-cell table:formula="of:=1.195689" office:value-type="float" office:value="1.195689" calcext:value-type="float">
            <text:p>1.195689</text:p>
          </table:table-cell>
          <table:table-cell table:formula="of:=5.248562" office:value-type="float" office:value="5.248562" calcext:value-type="float">
            <text:p>5.248562</text:p>
          </table:table-cell>
          <table:table-cell table:formula="of:=56.803374" office:value-type="float" office:value="56.803374" calcext:value-type="float">
            <text:p>56.803374</text:p>
          </table:table-cell>
          <table:table-cell table:formula="of:=258.134642" office:value-type="float" office:value="258.134642" calcext:value-type="float">
            <text:p>258.134642</text:p>
          </table:table-cell>
          <table:table-cell table:formula="of:=447.776067" office:value-type="float" office:value="447.776067" calcext:value-type="float">
            <text:p>447.776067</text:p>
          </table:table-cell>
          <table:table-cell table:formula="of:=845.55212" office:value-type="float" office:value="845.55212" calcext:value-type="float">
            <text:p>845.55212</text:p>
          </table:table-cell>
          <table:table-cell table:formula="of:=1.728594" office:value-type="float" office:value="1.728594" calcext:value-type="float">
            <text:p>1.728594</text:p>
          </table:table-cell>
          <table:table-cell table:formula="of:=37.793825" office:value-type="float" office:value="37.793825" calcext:value-type="float">
            <text:p>37.793825</text:p>
          </table:table-cell>
          <table:table-cell table:formula="of:=624.568946" office:value-type="float" office:value="624.568946" calcext:value-type="float">
            <text:p>624.56894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0.485465" office:value-type="float" office:value="0.485465" calcext:value-type="float">
            <text:p>0.485465</text:p>
          </table:table-cell>
          <table:table-cell table:formula="of:=2.15548" office:value-type="float" office:value="2.15548" calcext:value-type="float">
            <text:p>2.15548</text:p>
          </table:table-cell>
          <table:table-cell table:formula="of:=0.933254" office:value-type="float" office:value="0.933254" calcext:value-type="float">
            <text:p>0.933254</text:p>
          </table:table-cell>
          <table:table-cell table:formula="of:=1.221435" office:value-type="float" office:value="1.221435" calcext:value-type="float">
            <text:p>1.221435</text:p>
          </table:table-cell>
          <table:table-cell table:formula="of:=7.405909" office:value-type="float" office:value="7.405909" calcext:value-type="float">
            <text:p>7.405909</text:p>
          </table:table-cell>
          <table:table-cell table:formula="of:=3.282571" office:value-type="float" office:value="3.282571" calcext:value-type="float">
            <text:p>3.282571</text:p>
          </table:table-cell>
          <table:table-cell table:formula="of:=1.061177" office:value-type="float" office:value="1.061177" calcext:value-type="float">
            <text:p>1.061177</text:p>
          </table:table-cell>
          <table:table-cell table:formula="of:=4.719474" office:value-type="float" office:value="4.719474" calcext:value-type="float">
            <text:p>4.719474</text:p>
          </table:table-cell>
          <table:table-cell table:formula="of:=44.465995" office:value-type="float" office:value="44.465995" calcext:value-type="float">
            <text:p>44.465995</text:p>
          </table:table-cell>
          <table:table-cell table:formula="of:=185.062462" office:value-type="float" office:value="185.062462" calcext:value-type="float">
            <text:p>185.062462</text:p>
          </table:table-cell>
          <table:table-cell table:formula="of:=357.51359" office:value-type="float" office:value="357.51359" calcext:value-type="float">
            <text:p>357.51359</text:p>
          </table:table-cell>
          <table:table-cell table:formula="of:=473.038165" office:value-type="float" office:value="473.038165" calcext:value-type="float">
            <text:p>473.038165</text:p>
          </table:table-cell>
          <table:table-cell table:formula="of:=1.229328" office:value-type="float" office:value="1.229328" calcext:value-type="float">
            <text:p>1.229328</text:p>
          </table:table-cell>
          <table:table-cell table:formula="of:=30.539292" office:value-type="float" office:value="30.539292" calcext:value-type="float">
            <text:p>30.539292</text:p>
          </table:table-cell>
          <table:table-cell table:formula="of:=597.906952" office:value-type="float" office:value="597.906952" calcext:value-type="float">
            <text:p>597.9069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0.505165" office:value-type="float" office:value="0.505165" calcext:value-type="float">
            <text:p>0.505165</text:p>
          </table:table-cell>
          <table:table-cell table:formula="of:=2.128203" office:value-type="float" office:value="2.128203" calcext:value-type="float">
            <text:p>2.128203</text:p>
          </table:table-cell>
          <table:table-cell table:formula="of:=0.843476" office:value-type="float" office:value="0.843476" calcext:value-type="float">
            <text:p>0.843476</text:p>
          </table:table-cell>
          <table:table-cell table:formula="of:=1.26784" office:value-type="float" office:value="1.26784" calcext:value-type="float">
            <text:p>1.26784</text:p>
          </table:table-cell>
          <table:table-cell table:formula="of:=7.409046" office:value-type="float" office:value="7.409046" calcext:value-type="float">
            <text:p>7.409046</text:p>
          </table:table-cell>
          <table:table-cell table:formula="of:=3.266267" office:value-type="float" office:value="3.266267" calcext:value-type="float">
            <text:p>3.266267</text:p>
          </table:table-cell>
          <table:table-cell table:formula="of:=0.965693" office:value-type="float" office:value="0.965693" calcext:value-type="float">
            <text:p>0.965693</text:p>
          </table:table-cell>
          <table:table-cell table:formula="of:=3.558887" office:value-type="float" office:value="3.558887" calcext:value-type="float">
            <text:p>3.558887</text:p>
          </table:table-cell>
          <table:table-cell table:formula="of:=35.645867" office:value-type="float" office:value="35.645867" calcext:value-type="float">
            <text:p>35.645867</text:p>
          </table:table-cell>
          <table:table-cell table:formula="of:=155.440969" office:value-type="float" office:value="155.440969" calcext:value-type="float">
            <text:p>155.440969</text:p>
          </table:table-cell>
          <table:table-cell table:formula="of:=285.374567" office:value-type="float" office:value="285.374567" calcext:value-type="float">
            <text:p>285.374567</text:p>
          </table:table-cell>
          <table:table-cell table:formula="of:=270.418401" office:value-type="float" office:value="270.418401" calcext:value-type="float">
            <text:p>270.418401</text:p>
          </table:table-cell>
          <table:table-cell table:formula="of:=0.883876" office:value-type="float" office:value="0.883876" calcext:value-type="float">
            <text:p>0.883876</text:p>
          </table:table-cell>
          <table:table-cell table:formula="of:=26.476971" office:value-type="float" office:value="26.476971" calcext:value-type="float">
            <text:p>26.476971</text:p>
          </table:table-cell>
          <table:table-cell table:formula="of:=573.290278" office:value-type="float" office:value="573.290278" calcext:value-type="float">
            <text:p>573.290278</text:p>
          </table:table-cell>
          <table:table-cell/>
        </table:table-row>
        <table:table-row table:style-name="ro1">
          <table:table-cell table:formula="of:=300" office:value-type="float" office:value="300" calcext:value-type="float">
            <text:p>300</text:p>
          </table:table-cell>
          <table:table-cell/>
          <table:table-cell table:formula="of:=0.469952" office:value-type="float" office:value="0.469952" calcext:value-type="float">
            <text:p>0.469952</text:p>
          </table:table-cell>
          <table:table-cell table:formula="of:=1.253727" office:value-type="float" office:value="1.253727" calcext:value-type="float">
            <text:p>1.253727</text:p>
          </table:table-cell>
          <table:table-cell table:formula="of:=0.699553" office:value-type="float" office:value="0.699553" calcext:value-type="float">
            <text:p>0.699553</text:p>
          </table:table-cell>
          <table:table-cell table:formula="of:=0.76205" office:value-type="float" office:value="0.76205" calcext:value-type="float">
            <text:p>0.76205</text:p>
          </table:table-cell>
          <table:table-cell table:formula="of:=2.700642" office:value-type="float" office:value="2.700642" calcext:value-type="float">
            <text:p>2.700642</text:p>
          </table:table-cell>
          <table:table-cell table:formula="of:=1.43312" office:value-type="float" office:value="1.43312" calcext:value-type="float">
            <text:p>1.43312</text:p>
          </table:table-cell>
          <table:table-cell table:number-columns-repeated="2"/>
          <table:table-cell table:formula="of:=26.454231" office:value-type="float" office:value="26.454231" calcext:value-type="float">
            <text:p>26.454231</text:p>
          </table:table-cell>
          <table:table-cell table:formula="of:=106.627016" office:value-type="float" office:value="106.627016" calcext:value-type="float">
            <text:p>106.627016</text:p>
          </table:table-cell>
          <table:table-cell table:formula="of:=206.34282" office:value-type="float" office:value="206.34282" calcext:value-type="float">
            <text:p>206.34282</text:p>
          </table:table-cell>
          <table:table-cell table:formula="of:=72.699767" office:value-type="float" office:value="72.699767" calcext:value-type="float">
            <text:p>72.699767</text:p>
          </table:table-cell>
          <table:table-cell table:formula="of:=0.636365" office:value-type="float" office:value="0.636365" calcext:value-type="float">
            <text:p>0.636365</text:p>
          </table:table-cell>
          <table:table-cell table:formula="of:=28.760736" office:value-type="float" office:value="28.760736" calcext:value-type="float">
            <text:p>28.760736</text:p>
          </table:table-cell>
          <table:table-cell table:formula="of:=111.188152" office:value-type="float" office:value="111.188152" calcext:value-type="float">
            <text:p>111.18815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0.442477" calcext:value-type="float">
            <text:p>0.442477</text:p>
          </table:table-cell>
          <table:table-cell table:formula="of:=0.996657" office:value-type="float" office:value="0.996657" calcext:value-type="float">
            <text:p>0.996657</text:p>
          </table:table-cell>
          <table:table-cell table:formula="of:=0.787387" office:value-type="float" office:value="0.787387" calcext:value-type="float">
            <text:p>0.787387</text:p>
          </table:table-cell>
          <table:table-cell table:formula="of:=0.596347" office:value-type="float" office:value="0.596347" calcext:value-type="float">
            <text:p>0.596347</text:p>
          </table:table-cell>
          <table:table-cell table:formula="of:=2.237758" office:value-type="float" office:value="2.237758" calcext:value-type="float">
            <text:p>2.237758</text:p>
          </table:table-cell>
          <table:table-cell table:formula="of:=1.197356" office:value-type="float" office:value="1.197356" calcext:value-type="float">
            <text:p>1.197356</text:p>
          </table:table-cell>
          <table:table-cell table:formula="of:=0.862095" office:value-type="float" office:value="0.862095" calcext:value-type="float">
            <text:p>0.862095</text:p>
          </table:table-cell>
          <table:table-cell table:formula="of:=2.201762" office:value-type="float" office:value="2.201762" calcext:value-type="float">
            <text:p>2.201762</text:p>
          </table:table-cell>
          <table:table-cell table:formula="of:=25.500453" office:value-type="float" office:value="25.500453" calcext:value-type="float">
            <text:p>25.500453</text:p>
          </table:table-cell>
          <table:table-cell table:formula="of:=98.724007" office:value-type="float" office:value="98.724007" calcext:value-type="float">
            <text:p>98.724007</text:p>
          </table:table-cell>
          <table:table-cell table:formula="of:=192.498584" office:value-type="float" office:value="192.498584" calcext:value-type="float">
            <text:p>192.498584</text:p>
          </table:table-cell>
          <table:table-cell table:formula="of:=40.970094" office:value-type="float" office:value="40.970094" calcext:value-type="float">
            <text:p>40.970094</text:p>
          </table:table-cell>
          <table:table-cell table:formula="of:=0.423403" office:value-type="float" office:value="0.423403" calcext:value-type="float">
            <text:p>0.423403</text:p>
          </table:table-cell>
          <table:table-cell table:formula="of:=21.067335" office:value-type="float" office:value="21.067335" calcext:value-type="float">
            <text:p>21.067335</text:p>
          </table:table-cell>
          <table:table-cell table:formula="of:=64.491527" office:value-type="float" office:value="64.491527" calcext:value-type="float">
            <text:p>64.491527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AD INFL</text:p>
          </table:table-cell>
          <table:table-cell office:value-type="string" calcext:value-type="string">
            <text:p>metrics (sec)</text:p>
          </table:table-cell>
          <table:table-cell office:value-type="string" calcext:value-type="string">
            <text:p>rows (sec)</text:p>
          </table:table-cell>
          <table:table-cell table:number-columns-repeated="15"/>
        </table:table-row>
        <table:table-row table:style-name="ro1">
          <table:table-cell table:formula="of:=15" office:value-type="float" office:value="15" calcext:value-type="float">
            <text:p>15</text:p>
          </table:table-cell>
          <table:table-cell table:formula="of:=1815.629" office:value-type="float" office:value="1815.629" calcext:value-type="float">
            <text:p>1815.629</text:p>
          </table:table-cell>
          <table:table-cell table:formula="of:=1815.629" office:value-type="float" office:value="1815.629" calcext:value-type="float">
            <text:p>1815.629</text:p>
          </table:table-cell>
          <table:table-cell table:number-columns-repeated="15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853.499" office:value-type="float" office:value="853.499" calcext:value-type="float">
            <text:p>853.499</text:p>
          </table:table-cell>
          <table:table-cell table:formula="of:=853.499" office:value-type="float" office:value="853.499" calcext:value-type="float">
            <text:p>853.499</text:p>
          </table:table-cell>
          <table:table-cell table:number-columns-repeated="15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office:value-type="float" office:value="431.685" calcext:value-type="float">
            <text:p>431.685</text:p>
          </table:table-cell>
          <table:table-cell table:formula="of:=431.685" office:value-type="float" office:value="431.685" calcext:value-type="float">
            <text:p>431.685</text:p>
          </table:table-cell>
          <table:table-cell table:number-columns-repeated="15"/>
        </table:table-row>
        <table:table-row table:style-name="ro1">
          <table:table-cell table:formula="of:=300"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formula="of:=600" office:value-type="float" office:value="600" calcext:value-type="float">
            <text:p>600</text:p>
          </table:table-cell>
          <table:table-cell table:formula="of:=42.923" office:value-type="float" office:value="42.923" calcext:value-type="float">
            <text:p>42.923</text:p>
          </table:table-cell>
          <table:table-cell table:formula="of:=42.923" office:value-type="float" office:value="42.923" calcext:value-type="float">
            <text:p>42.923</text:p>
          </table:table-cell>
          <table:table-cell table:number-columns-repeated="15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9" office:value-type="string" calcext:value-type="string">
            <text:p>QUEST</text:p>
          </table:table-cell>
          <table:table-cell table:style-name="ce9" table:number-columns-repeated="17"/>
        </table:table-row>
        <table:table-row table:style-name="ro1">
          <table:table-cell table:style-name="ce9" office:value-type="string" calcext:value-type="string">
            <text:p>time(sec)</text:p>
          </table:table-cell>
          <table:table-cell table:style-name="ce9" table:number-columns-repeated="17"/>
        </table:table-row>
        <table:table-row table:style-name="ro1">
          <table:table-cell table:style-name="ce9"/>
          <table:table-cell table:style-name="ce10" office:value-type="string" calcext:value-type="string">
            <text:p>query rates</text:p>
          </table:table-cell>
          <table:table-cell table:style-name="ce9" office:value-type="string" calcext:value-type="string">
            <text:p>Single-groupby-1-1-1</text:p>
          </table:table-cell>
          <table:table-cell table:style-name="ce9" office:value-type="string" calcext:value-type="string">
            <text:p>Single-groupby-1-1-12</text:p>
          </table:table-cell>
          <table:table-cell table:style-name="ce9" office:value-type="string" calcext:value-type="string">
            <text:p>Single-groupby-1-8-1</text:p>
          </table:table-cell>
          <table:table-cell table:style-name="ce9" office:value-type="string" calcext:value-type="string">
            <text:p>Single-groupby-5-1-1</text:p>
          </table:table-cell>
          <table:table-cell table:style-name="ce9" office:value-type="string" calcext:value-type="string">
            <text:p>Single-groupby-5-1-12</text:p>
          </table:table-cell>
          <table:table-cell table:style-name="ce9" office:value-type="string" calcext:value-type="string">
            <text:p>Single-groupby-5-8-1</text:p>
          </table:table-cell>
          <table:table-cell table:style-name="ce9" office:value-type="string" calcext:value-type="string">
            <text:p>Cpu-max-all-1</text:p>
          </table:table-cell>
          <table:table-cell table:style-name="ce9" office:value-type="string" calcext:value-type="string">
            <text:p>Cpu-max-all-8</text:p>
          </table:table-cell>
          <table:table-cell table:style-name="ce9" office:value-type="string" calcext:value-type="string">
            <text:p>Double-groupby-1</text:p>
          </table:table-cell>
          <table:table-cell table:style-name="ce9" office:value-type="string" calcext:value-type="string">
            <text:p>Double-groupby-5</text:p>
          </table:table-cell>
          <table:table-cell table:style-name="ce9" office:value-type="string" calcext:value-type="string">
            <text:p>Double-groupby-all</text:p>
          </table:table-cell>
          <table:table-cell table:style-name="ce9" office:value-type="string" calcext:value-type="string">
            <text:p>High-cpu-all</text:p>
          </table:table-cell>
          <table:table-cell table:style-name="ce9" office:value-type="string" calcext:value-type="string">
            <text:p>High-cpu-1</text:p>
          </table:table-cell>
          <table:table-cell table:style-name="ce9" office:value-type="string" calcext:value-type="string">
            <text:p>lastpoint</text:p>
          </table:table-cell>
          <table:table-cell table:style-name="ce9" office:value-type="string" calcext:value-type="string">
            <text:p>Groupby-orderby-limit</text:p>
          </table:table-cell>
          <table:table-cell table:style-name="ce9"/>
        </table:table-row>
        <table:table-row table:style-name="ro1">
          <table:table-cell table:style-name="ce9" table:formula="of:=[.A5]" office:value-type="float" office:value="15" calcext:value-type="float">
            <text:p>15</text:p>
          </table:table-cell>
          <table:table-cell table:style-name="ce9"/>
          <table:table-cell table:style-name="ce9" table:formula="of:=637.79" office:value-type="float" office:value="637.79" calcext:value-type="float">
            <text:p>637.79</text:p>
          </table:table-cell>
          <table:table-cell table:style-name="ce9" table:formula="of:=680.17" office:value-type="float" office:value="680.17" calcext:value-type="float">
            <text:p>680.17</text:p>
          </table:table-cell>
          <table:table-cell table:style-name="ce9" table:formula="of:=1256.93" office:value-type="float" office:value="1256.93" calcext:value-type="float">
            <text:p>1256.93</text:p>
          </table:table-cell>
          <table:table-cell table:style-name="ce9" table:formula="of:=543.42" office:value-type="float" office:value="543.42" calcext:value-type="float">
            <text:p>543.42</text:p>
          </table:table-cell>
          <table:table-cell table:style-name="ce9" table:formula="of:=315.21" office:value-type="float" office:value="315.21" calcext:value-type="float">
            <text:p>315.21</text:p>
          </table:table-cell>
          <table:table-cell table:style-name="ce9" table:formula="of:=598.17" office:value-type="float" office:value="598.17" calcext:value-type="float">
            <text:p>598.17</text:p>
          </table:table-cell>
          <table:table-cell table:style-name="ce9" table:number-columns-repeated="2"/>
          <table:table-cell table:style-name="ce9" table:formula="of:=4.48" office:value-type="float" office:value="4.48" calcext:value-type="float">
            <text:p>4.48</text:p>
          </table:table-cell>
          <table:table-cell table:style-name="ce9" table:formula="of:=3.19" office:value-type="float" office:value="3.19" calcext:value-type="float">
            <text:p>3.19</text:p>
          </table:table-cell>
          <table:table-cell table:style-name="ce9" table:formula="of:=2" office:value-type="float" office:value="2" calcext:value-type="float">
            <text:p>2</text:p>
          </table:table-cell>
          <table:table-cell table:style-name="ce9" table:formula="of:=3.25" office:value-type="float" office:value="3.25" calcext:value-type="float">
            <text:p>3.25</text:p>
          </table:table-cell>
          <table:table-cell table:style-name="ce9" table:formula="of:=449.12" office:value-type="float" office:value="449.12" calcext:value-type="float">
            <text:p>449.12</text:p>
          </table:table-cell>
          <table:table-cell table:style-name="ce9" table:formula="of:=606.3" office:value-type="float" office:value="606.3" calcext:value-type="float">
            <text:p>606.3</text:p>
          </table:table-cell>
          <table:table-cell table:style-name="ce9" table:formula="of:=1277.35" office:value-type="float" office:value="1277.35" calcext:value-type="float">
            <text:p>1277.35</text:p>
          </table:table-cell>
          <table:table-cell table:style-name="ce9"/>
        </table:table-row>
        <table:table-row table:style-name="ro1">
          <table:table-cell table:style-name="ce9" table:formula="of:=[.A6]" office:value-type="float" office:value="30" calcext:value-type="float">
            <text:p>30</text:p>
          </table:table-cell>
          <table:table-cell table:style-name="ce9"/>
          <table:table-cell table:style-name="ce9" table:formula="of:=1926.89" office:value-type="float" office:value="1926.89" calcext:value-type="float">
            <text:p>1926.89</text:p>
          </table:table-cell>
          <table:table-cell table:style-name="ce9" table:formula="of:=958.35" office:value-type="float" office:value="958.35" calcext:value-type="float">
            <text:p>958.35</text:p>
          </table:table-cell>
          <table:table-cell table:style-name="ce9" table:formula="of:=1631.53" office:value-type="float" office:value="1631.53" calcext:value-type="float">
            <text:p>1631.53</text:p>
          </table:table-cell>
          <table:table-cell table:style-name="ce9" table:formula="of:=1606.73" office:value-type="float" office:value="1606.73" calcext:value-type="float">
            <text:p>1606.73</text:p>
          </table:table-cell>
          <table:table-cell table:style-name="ce9" table:formula="of:=540.39" office:value-type="float" office:value="540.39" calcext:value-type="float">
            <text:p>540.39</text:p>
          </table:table-cell>
          <table:table-cell table:style-name="ce9" table:formula="of:=1041.76" office:value-type="float" office:value="1041.76" calcext:value-type="float">
            <text:p>1041.76</text:p>
          </table:table-cell>
          <table:table-cell table:style-name="ce9" table:number-columns-repeated="2"/>
          <table:table-cell table:style-name="ce9" table:formula="of:=5.88" office:value-type="float" office:value="5.88" calcext:value-type="float">
            <text:p>5.88</text:p>
          </table:table-cell>
          <table:table-cell table:style-name="ce9" table:formula="of:=5.07" office:value-type="float" office:value="5.07" calcext:value-type="float">
            <text:p>5.07</text:p>
          </table:table-cell>
          <table:table-cell table:style-name="ce9" table:formula="of:=3.45" office:value-type="float" office:value="3.45" calcext:value-type="float">
            <text:p>3.45</text:p>
          </table:table-cell>
          <table:table-cell table:style-name="ce9" table:formula="of:=6.73" office:value-type="float" office:value="6.73" calcext:value-type="float">
            <text:p>6.73</text:p>
          </table:table-cell>
          <table:table-cell table:style-name="ce9" table:formula="of:=662.97" office:value-type="float" office:value="662.97" calcext:value-type="float">
            <text:p>662.97</text:p>
          </table:table-cell>
          <table:table-cell table:style-name="ce9" table:formula="of:=789.75" office:value-type="float" office:value="789.75" calcext:value-type="float">
            <text:p>789.75</text:p>
          </table:table-cell>
          <table:table-cell table:style-name="ce9" table:formula="of:=2110.5" office:value-type="float" office:value="2110.5" calcext:value-type="float">
            <text:p>2110.5</text:p>
          </table:table-cell>
          <table:table-cell table:style-name="ce9"/>
        </table:table-row>
        <table:table-row table:style-name="ro1">
          <table:table-cell table:style-name="ce9" table:formula="of:=[.A7]" office:value-type="float" office:value="60" calcext:value-type="float">
            <text:p>60</text:p>
          </table:table-cell>
          <table:table-cell table:style-name="ce9"/>
          <table:table-cell table:style-name="ce9" table:formula="of:=1627.74" office:value-type="float" office:value="1627.74" calcext:value-type="float">
            <text:p>1627.74</text:p>
          </table:table-cell>
          <table:table-cell table:style-name="ce9" table:formula="of:=1196.74" office:value-type="float" office:value="1196.74" calcext:value-type="float">
            <text:p>1196.74</text:p>
          </table:table-cell>
          <table:table-cell table:style-name="ce9" table:formula="of:=2229.75" office:value-type="float" office:value="2229.75" calcext:value-type="float">
            <text:p>2229.75</text:p>
          </table:table-cell>
          <table:table-cell table:style-name="ce9" table:formula="of:=2349.19" office:value-type="float" office:value="2349.19" calcext:value-type="float">
            <text:p>2349.19</text:p>
          </table:table-cell>
          <table:table-cell table:style-name="ce9" table:formula="of:=497.91" office:value-type="float" office:value="497.91" calcext:value-type="float">
            <text:p>497.91</text:p>
          </table:table-cell>
          <table:table-cell table:style-name="ce9" table:formula="of:=938.02" office:value-type="float" office:value="938.02" calcext:value-type="float">
            <text:p>938.02</text:p>
          </table:table-cell>
          <table:table-cell table:style-name="ce9" table:number-columns-repeated="2"/>
          <table:table-cell table:style-name="ce9" table:formula="of:=8.43" office:value-type="float" office:value="8.43" calcext:value-type="float">
            <text:p>8.43</text:p>
          </table:table-cell>
          <table:table-cell table:style-name="ce9" table:formula="of:=6.81" office:value-type="float" office:value="6.81" calcext:value-type="float">
            <text:p>6.81</text:p>
          </table:table-cell>
          <table:table-cell table:style-name="ce9" table:formula="of:=5.01" office:value-type="float" office:value="5.01" calcext:value-type="float">
            <text:p>5.01</text:p>
          </table:table-cell>
          <table:table-cell table:style-name="ce9" table:formula="of:=13.39" office:value-type="float" office:value="13.39" calcext:value-type="float">
            <text:p>13.39</text:p>
          </table:table-cell>
          <table:table-cell table:style-name="ce9" table:formula="of:=1440.13" office:value-type="float" office:value="1440.13" calcext:value-type="float">
            <text:p>1440.13</text:p>
          </table:table-cell>
          <table:table-cell table:style-name="ce9" table:formula="of:=847.87" office:value-type="float" office:value="847.87" calcext:value-type="float">
            <text:p>847.87</text:p>
          </table:table-cell>
          <table:table-cell table:style-name="ce9" table:formula="of:=3147.66" office:value-type="float" office:value="3147.66" calcext:value-type="float">
            <text:p>3147.66</text:p>
          </table:table-cell>
          <table:table-cell table:style-name="ce9"/>
        </table:table-row>
        <table:table-row table:style-name="ro1">
          <table:table-cell table:style-name="ce9" table:formula="of:=[.A8]" office:value-type="float" office:value="300" calcext:value-type="float">
            <text:p>300</text:p>
          </table:table-cell>
          <table:table-cell table:style-name="ce9"/>
          <table:table-cell table:style-name="ce9" table:formula="of:=3030.26" office:value-type="float" office:value="3030.26" calcext:value-type="float">
            <text:p>3030.26</text:p>
          </table:table-cell>
          <table:table-cell table:style-name="ce9" table:formula="of:=2139.31" office:value-type="float" office:value="2139.31" calcext:value-type="float">
            <text:p>2139.31</text:p>
          </table:table-cell>
          <table:table-cell table:style-name="ce9" table:formula="of:=2163.58" office:value-type="float" office:value="2163.58" calcext:value-type="float">
            <text:p>2163.58</text:p>
          </table:table-cell>
          <table:table-cell table:style-name="ce9" table:formula="of:=2607.55" office:value-type="float" office:value="2607.55" calcext:value-type="float">
            <text:p>2607.55</text:p>
          </table:table-cell>
          <table:table-cell table:style-name="ce9" table:formula="of:=1514.55" office:value-type="float" office:value="1514.55" calcext:value-type="float">
            <text:p>1514.55</text:p>
          </table:table-cell>
          <table:table-cell table:style-name="ce9" table:formula="of:=2074.98" office:value-type="float" office:value="2074.98" calcext:value-type="float">
            <text:p>2074.98</text:p>
          </table:table-cell>
          <table:table-cell table:style-name="ce9" table:number-columns-repeated="2"/>
          <table:table-cell table:style-name="ce9" table:formula="of:=11.05" office:value-type="float" office:value="11.05" calcext:value-type="float">
            <text:p>11.05</text:p>
          </table:table-cell>
          <table:table-cell table:style-name="ce9" table:formula="of:=9.69" office:value-type="float" office:value="9.69" calcext:value-type="float">
            <text:p>9.69</text:p>
          </table:table-cell>
          <table:table-cell table:style-name="ce9" table:formula="of:=8.12" office:value-type="float" office:value="8.12" calcext:value-type="float">
            <text:p>8.12</text:p>
          </table:table-cell>
          <table:table-cell table:style-name="ce9" table:formula="of:=58.17" office:value-type="float" office:value="58.17" calcext:value-type="float">
            <text:p>58.17</text:p>
          </table:table-cell>
          <table:table-cell table:style-name="ce9" table:formula="of:=2377.01" office:value-type="float" office:value="2377.01" calcext:value-type="float">
            <text:p>2377.01</text:p>
          </table:table-cell>
          <table:table-cell table:style-name="ce9" table:formula="of:=790.05" office:value-type="float" office:value="790.05" calcext:value-type="float">
            <text:p>790.05</text:p>
          </table:table-cell>
          <table:table-cell table:style-name="ce9" table:formula="of:=2878.75" office:value-type="float" office:value="2878.75" calcext:value-type="float">
            <text:p>2878.75</text:p>
          </table:table-cell>
          <table:table-cell table:style-name="ce9"/>
        </table:table-row>
        <table:table-row table:style-name="ro1">
          <table:table-cell table:style-name="ce9" table:formula="of:=[.A9]" office:value-type="float" office:value="600" calcext:value-type="float">
            <text:p>600</text:p>
          </table:table-cell>
          <table:table-cell table:style-name="ce9"/>
          <table:table-cell table:style-name="ce9" table:formula="of:=2960.61" office:value-type="float" office:value="2960.61" calcext:value-type="float">
            <text:p>2960.61</text:p>
          </table:table-cell>
          <table:table-cell table:style-name="ce9" table:formula="of:=2975.44" office:value-type="float" office:value="2975.44" calcext:value-type="float">
            <text:p>2975.44</text:p>
          </table:table-cell>
          <table:table-cell table:style-name="ce9" table:formula="of:=2624.94" office:value-type="float" office:value="2624.94" calcext:value-type="float">
            <text:p>2624.94</text:p>
          </table:table-cell>
          <table:table-cell table:style-name="ce9" table:formula="of:=3158.35" office:value-type="float" office:value="3158.35" calcext:value-type="float">
            <text:p>3158.35</text:p>
          </table:table-cell>
          <table:table-cell table:style-name="ce9" table:formula="of:=2176.95" office:value-type="float" office:value="2176.95" calcext:value-type="float">
            <text:p>2176.95</text:p>
          </table:table-cell>
          <table:table-cell table:style-name="ce9" table:formula="of:=2612.14" office:value-type="float" office:value="2612.14" calcext:value-type="float">
            <text:p>2612.14</text:p>
          </table:table-cell>
          <table:table-cell table:style-name="ce9" table:number-columns-repeated="2"/>
          <table:table-cell table:style-name="ce9" table:formula="of:=11.59" office:value-type="float" office:value="11.59" calcext:value-type="float">
            <text:p>11.59</text:p>
          </table:table-cell>
          <table:table-cell table:style-name="ce9" table:formula="of:=10.5" office:value-type="float" office:value="10.5" calcext:value-type="float">
            <text:p>10.5</text:p>
          </table:table-cell>
          <table:table-cell table:style-name="ce9" table:formula="of:=9.22" office:value-type="float" office:value="9.22" calcext:value-type="float">
            <text:p>9.22</text:p>
          </table:table-cell>
          <table:table-cell table:style-name="ce9" table:formula="of:=116.16" office:value-type="float" office:value="116.16" calcext:value-type="float">
            <text:p>116.16</text:p>
          </table:table-cell>
          <table:table-cell table:style-name="ce9" table:formula="of:=1984.92" office:value-type="float" office:value="1984.92" calcext:value-type="float">
            <text:p>1984.92</text:p>
          </table:table-cell>
          <table:table-cell table:style-name="ce9" table:formula="of:=688.45" office:value-type="float" office:value="688.45" calcext:value-type="float">
            <text:p>688.45</text:p>
          </table:table-cell>
          <table:table-cell table:style-name="ce9" table:formula="of:=2939.31" office:value-type="float" office:value="2939.31" calcext:value-type="float">
            <text:p>2939.31</text:p>
          </table:table-cell>
          <table:table-cell table:style-name="ce9"/>
        </table:table-row>
        <table:table-row table:style-name="ro1">
          <table:table-cell table:style-name="ce9" table:number-columns-repeated="18"/>
        </table:table-row>
        <table:table-row table:style-name="ro1">
          <table:table-cell table:style-name="ce9" table:formula="of:=[.A27]" office:value-type="float" office:value="15" calcext:value-type="float">
            <text:p>15</text:p>
          </table:table-cell>
          <table:table-cell table:style-name="ce10" office:value-type="string" calcext:value-type="string">
            <text:p>clock time</text:p>
          </table:table-cell>
          <table:table-cell table:style-name="ce9" table:formula="of:=0.801032" office:value-type="float" office:value="0.801032" calcext:value-type="float">
            <text:p>0.801032</text:p>
          </table:table-cell>
          <table:table-cell table:style-name="ce9" table:formula="of:=0.745169" office:value-type="float" office:value="0.745169" calcext:value-type="float">
            <text:p>0.745169</text:p>
          </table:table-cell>
          <table:table-cell table:style-name="ce9" table:formula="of:=0.40714" office:value-type="float" office:value="0.40714" calcext:value-type="float">
            <text:p>0.40714</text:p>
          </table:table-cell>
          <table:table-cell table:style-name="ce9" table:formula="of:=0.947159" office:value-type="float" office:value="0.947159" calcext:value-type="float">
            <text:p>0.947159</text:p>
          </table:table-cell>
          <table:table-cell table:style-name="ce9" table:formula="of:=1.606119" office:value-type="float" office:value="1.606119" calcext:value-type="float">
            <text:p>1.606119</text:p>
          </table:table-cell>
          <table:table-cell table:style-name="ce9" table:formula="of:=0.842532" office:value-type="float" office:value="0.842532" calcext:value-type="float">
            <text:p>0.842532</text:p>
          </table:table-cell>
          <table:table-cell table:style-name="ce9" table:number-columns-repeated="2"/>
          <table:table-cell table:style-name="ce9" table:formula="of:=111.752377" office:value-type="float" office:value="111.752377" calcext:value-type="float">
            <text:p>111.752377</text:p>
          </table:table-cell>
          <table:table-cell table:style-name="ce9" table:formula="of:=156.677495" office:value-type="float" office:value="156.677495" calcext:value-type="float">
            <text:p>156.677495</text:p>
          </table:table-cell>
          <table:table-cell table:style-name="ce9" table:formula="of:=250.345406" office:value-type="float" office:value="250.345406" calcext:value-type="float">
            <text:p>250.345406</text:p>
          </table:table-cell>
          <table:table-cell table:style-name="ce9" table:formula="of:=154.06087" office:value-type="float" office:value="154.06087" calcext:value-type="float">
            <text:p>154.06087</text:p>
          </table:table-cell>
          <table:table-cell table:style-name="ce9" table:formula="of:=1.125286" office:value-type="float" office:value="1.125286" calcext:value-type="float">
            <text:p>1.125286</text:p>
          </table:table-cell>
          <table:table-cell table:style-name="ce9" table:formula="of:=0.834972" office:value-type="float" office:value="0.834972" calcext:value-type="float">
            <text:p>0.834972</text:p>
          </table:table-cell>
          <table:table-cell table:style-name="ce9" table:formula="of:=0.394495" office:value-type="float" office:value="0.394495" calcext:value-type="float">
            <text:p>0.394495</text:p>
          </table:table-cell>
          <table:table-cell table:style-name="ce9"/>
        </table:table-row>
        <table:table-row table:style-name="ro1">
          <table:table-cell table:style-name="ce9" table:formula="of:=[.A28]" office:value-type="float" office:value="30" calcext:value-type="float">
            <text:p>30</text:p>
          </table:table-cell>
          <table:table-cell table:style-name="ce9"/>
          <table:table-cell table:style-name="ce9" table:formula="of:=0.273382" office:value-type="float" office:value="0.273382" calcext:value-type="float">
            <text:p>0.273382</text:p>
          </table:table-cell>
          <table:table-cell table:style-name="ce9" table:formula="of:=0.52851" office:value-type="float" office:value="0.52851" calcext:value-type="float">
            <text:p>0.52851</text:p>
          </table:table-cell>
          <table:table-cell table:style-name="ce9" table:formula="of:=0.3109" office:value-type="float" office:value="0.3109" calcext:value-type="float">
            <text:p>0.3109</text:p>
          </table:table-cell>
          <table:table-cell table:style-name="ce9" table:formula="of:=0.314031" office:value-type="float" office:value="0.314031" calcext:value-type="float">
            <text:p>0.314031</text:p>
          </table:table-cell>
          <table:table-cell table:style-name="ce9" table:formula="of:=0.937629" office:value-type="float" office:value="0.937629" calcext:value-type="float">
            <text:p>0.937629</text:p>
          </table:table-cell>
          <table:table-cell table:style-name="ce9" table:formula="of:=0.485147" office:value-type="float" office:value="0.485147" calcext:value-type="float">
            <text:p>0.485147</text:p>
          </table:table-cell>
          <table:table-cell table:style-name="ce9" table:number-columns-repeated="2"/>
          <table:table-cell table:style-name="ce9" table:formula="of:=85.132956" office:value-type="float" office:value="85.132956" calcext:value-type="float">
            <text:p>85.132956</text:p>
          </table:table-cell>
          <table:table-cell table:style-name="ce9" table:formula="of:=98.623858" office:value-type="float" office:value="98.623858" calcext:value-type="float">
            <text:p>98.623858</text:p>
          </table:table-cell>
          <table:table-cell table:style-name="ce9" table:formula="of:=145.052527" office:value-type="float" office:value="145.052527" calcext:value-type="float">
            <text:p>145.052527</text:p>
          </table:table-cell>
          <table:table-cell table:style-name="ce9" table:formula="of:=74.374969" office:value-type="float" office:value="74.374969" calcext:value-type="float">
            <text:p>74.374969</text:p>
          </table:table-cell>
          <table:table-cell table:style-name="ce9" table:formula="of:=0.775593" office:value-type="float" office:value="0.775593" calcext:value-type="float">
            <text:p>0.775593</text:p>
          </table:table-cell>
          <table:table-cell table:style-name="ce9" table:formula="of:=0.63882" office:value-type="float" office:value="0.63882" calcext:value-type="float">
            <text:p>0.63882</text:p>
          </table:table-cell>
          <table:table-cell table:style-name="ce9" table:formula="of:=0.24039" office:value-type="float" office:value="0.24039" calcext:value-type="float">
            <text:p>0.24039</text:p>
          </table:table-cell>
          <table:table-cell table:style-name="ce9"/>
        </table:table-row>
        <table:table-row table:style-name="ro1">
          <table:table-cell table:style-name="ce9" table:formula="of:=[.A29]" office:value-type="float" office:value="60" calcext:value-type="float">
            <text:p>60</text:p>
          </table:table-cell>
          <table:table-cell table:style-name="ce9"/>
          <table:table-cell table:style-name="ce9" table:formula="of:=0.316361" office:value-type="float" office:value="0.316361" calcext:value-type="float">
            <text:p>0.316361</text:p>
          </table:table-cell>
          <table:table-cell table:style-name="ce9" table:formula="of:=0.426071" office:value-type="float" office:value="0.426071" calcext:value-type="float">
            <text:p>0.426071</text:p>
          </table:table-cell>
          <table:table-cell table:style-name="ce9" table:formula="of:=0.227131" office:value-type="float" office:value="0.227131" calcext:value-type="float">
            <text:p>0.227131</text:p>
          </table:table-cell>
          <table:table-cell table:style-name="ce9" table:formula="of:=0.215748" office:value-type="float" office:value="0.215748" calcext:value-type="float">
            <text:p>0.215748</text:p>
          </table:table-cell>
          <table:table-cell table:style-name="ce9" table:formula="of:=1.027351" office:value-type="float" office:value="1.027351" calcext:value-type="float">
            <text:p>1.027351</text:p>
          </table:table-cell>
          <table:table-cell table:style-name="ce9" table:formula="of:=0.555186" office:value-type="float" office:value="0.555186" calcext:value-type="float">
            <text:p>0.555186</text:p>
          </table:table-cell>
          <table:table-cell table:style-name="ce9" table:number-columns-repeated="2"/>
          <table:table-cell table:style-name="ce9" table:formula="of:=59.343091" office:value-type="float" office:value="59.343091" calcext:value-type="float">
            <text:p>59.343091</text:p>
          </table:table-cell>
          <table:table-cell table:style-name="ce9" table:formula="of:=73.480805" office:value-type="float" office:value="73.480805" calcext:value-type="float">
            <text:p>73.480805</text:p>
          </table:table-cell>
          <table:table-cell table:style-name="ce9" table:formula="of:=99.921126" office:value-type="float" office:value="99.921126" calcext:value-type="float">
            <text:p>99.921126</text:p>
          </table:table-cell>
          <table:table-cell table:style-name="ce9" table:formula="of:=37.395583" office:value-type="float" office:value="37.395583" calcext:value-type="float">
            <text:p>37.395583</text:p>
          </table:table-cell>
          <table:table-cell table:style-name="ce9" table:formula="of:=0.350912" office:value-type="float" office:value="0.350912" calcext:value-type="float">
            <text:p>0.350912</text:p>
          </table:table-cell>
          <table:table-cell table:style-name="ce9" table:formula="of:=0.597863" office:value-type="float" office:value="0.597863" calcext:value-type="float">
            <text:p>0.597863</text:p>
          </table:table-cell>
          <table:table-cell table:style-name="ce9" table:formula="of:=0.160597" office:value-type="float" office:value="0.160597" calcext:value-type="float">
            <text:p>0.160597</text:p>
          </table:table-cell>
          <table:table-cell table:style-name="ce9"/>
        </table:table-row>
        <table:table-row table:style-name="ro1">
          <table:table-cell table:style-name="ce9" table:formula="of:=[.A30]" office:value-type="float" office:value="300" calcext:value-type="float">
            <text:p>300</text:p>
          </table:table-cell>
          <table:table-cell table:style-name="ce9"/>
          <table:table-cell table:style-name="ce9" table:formula="of:=0.174044" office:value-type="float" office:value="0.174044" calcext:value-type="float">
            <text:p>0.174044</text:p>
          </table:table-cell>
          <table:table-cell table:style-name="ce9" table:formula="of:=0.237767" office:value-type="float" office:value="0.237767" calcext:value-type="float">
            <text:p>0.237767</text:p>
          </table:table-cell>
          <table:table-cell table:style-name="ce9" table:formula="of:=0.236049" office:value-type="float" office:value="0.236049" calcext:value-type="float">
            <text:p>0.236049</text:p>
          </table:table-cell>
          <table:table-cell table:style-name="ce9" table:formula="of:=0.195779" office:value-type="float" office:value="0.195779" calcext:value-type="float">
            <text:p>0.195779</text:p>
          </table:table-cell>
          <table:table-cell table:style-name="ce9" table:formula="of:=0.337066" office:value-type="float" office:value="0.337066" calcext:value-type="float">
            <text:p>0.337066</text:p>
          </table:table-cell>
          <table:table-cell table:style-name="ce9" table:formula="of:=0.24454" office:value-type="float" office:value="0.24454" calcext:value-type="float">
            <text:p>0.24454</text:p>
          </table:table-cell>
          <table:table-cell table:style-name="ce9" table:number-columns-repeated="2"/>
          <table:table-cell table:style-name="ce9" table:formula="of:=45.301926" office:value-type="float" office:value="45.301926" calcext:value-type="float">
            <text:p>45.301926</text:p>
          </table:table-cell>
          <table:table-cell table:style-name="ce9" table:formula="of:=51.673637" office:value-type="float" office:value="51.673637" calcext:value-type="float">
            <text:p>51.673637</text:p>
          </table:table-cell>
          <table:table-cell table:style-name="ce9" table:formula="of:=61.613881" office:value-type="float" office:value="61.613881" calcext:value-type="float">
            <text:p>61.613881</text:p>
          </table:table-cell>
          <table:table-cell table:style-name="ce9" table:formula="of:=8.628283" office:value-type="float" office:value="8.628283" calcext:value-type="float">
            <text:p>8.628283</text:p>
          </table:table-cell>
          <table:table-cell table:style-name="ce9" table:formula="of:=0.215748" office:value-type="float" office:value="0.215748" calcext:value-type="float">
            <text:p>0.215748</text:p>
          </table:table-cell>
          <table:table-cell table:style-name="ce9" table:formula="of:=0.644111" office:value-type="float" office:value="0.644111" calcext:value-type="float">
            <text:p>0.644111</text:p>
          </table:table-cell>
          <table:table-cell table:style-name="ce9" table:formula="of:=0.175833" office:value-type="float" office:value="0.175833" calcext:value-type="float">
            <text:p>0.175833</text:p>
          </table:table-cell>
          <table:table-cell table:style-name="ce9"/>
        </table:table-row>
        <table:table-row table:style-name="ro1">
          <table:table-cell table:style-name="ce9" table:formula="of:=[.A31]" office:value-type="float" office:value="600" calcext:value-type="float">
            <text:p>600</text:p>
          </table:table-cell>
          <table:table-cell table:style-name="ce9"/>
          <table:table-cell table:style-name="ce9" table:formula="of:=0.172957" office:value-type="float" office:value="0.172957" calcext:value-type="float">
            <text:p>0.172957</text:p>
          </table:table-cell>
          <table:table-cell table:style-name="ce9" table:formula="of:=0.174619" office:value-type="float" office:value="0.174619" calcext:value-type="float">
            <text:p>0.174619</text:p>
          </table:table-cell>
          <table:table-cell table:style-name="ce9" table:formula="of:=0.196896" office:value-type="float" office:value="0.196896" calcext:value-type="float">
            <text:p>0.196896</text:p>
          </table:table-cell>
          <table:table-cell table:style-name="ce9" table:formula="of:=0.160319" office:value-type="float" office:value="0.160319" calcext:value-type="float">
            <text:p>0.160319</text:p>
          </table:table-cell>
          <table:table-cell table:style-name="ce9" table:formula="of:=0.2362" office:value-type="float" office:value="0.2362" calcext:value-type="float">
            <text:p>0.2362</text:p>
          </table:table-cell>
          <table:table-cell table:style-name="ce9" table:formula="of:=0.194897" office:value-type="float" office:value="0.194897" calcext:value-type="float">
            <text:p>0.194897</text:p>
          </table:table-cell>
          <table:table-cell table:style-name="ce9" table:number-columns-repeated="2"/>
          <table:table-cell table:style-name="ce9" table:formula="of:=43.212" office:value-type="float" office:value="43.212" calcext:value-type="float">
            <text:p>43.212</text:p>
          </table:table-cell>
          <table:table-cell table:style-name="ce9" table:formula="of:=47.644322" office:value-type="float" office:value="47.644322" calcext:value-type="float">
            <text:p>47.644322</text:p>
          </table:table-cell>
          <table:table-cell table:style-name="ce9" table:formula="of:=54.28425" office:value-type="float" office:value="54.28425" calcext:value-type="float">
            <text:p>54.28425</text:p>
          </table:table-cell>
          <table:table-cell table:style-name="ce9" table:formula="of:=4.323627" office:value-type="float" office:value="4.323627" calcext:value-type="float">
            <text:p>4.323627</text:p>
          </table:table-cell>
          <table:table-cell table:style-name="ce9" table:formula="of:=0.27452" office:value-type="float" office:value="0.27452" calcext:value-type="float">
            <text:p>0.27452</text:p>
          </table:table-cell>
          <table:table-cell table:style-name="ce9" table:formula="of:=0.743817" office:value-type="float" office:value="0.743817" calcext:value-type="float">
            <text:p>0.743817</text:p>
          </table:table-cell>
          <table:table-cell table:style-name="ce9" table:formula="of:=0.171822" office:value-type="float" office:value="0.171822" calcext:value-type="float">
            <text:p>0.171822</text:p>
          </table:table-cell>
          <table:table-cell table:style-name="ce9"/>
        </table:table-row>
        <table:table-row table:style-name="ro1">
          <table:table-cell table:style-name="ce9" office:value-type="string" calcext:value-type="string">
            <text:p>LOAD Quest</text:p>
          </table:table-cell>
          <table:table-cell table:style-name="ce9" office:value-type="string" calcext:value-type="string">
            <text:p>metrics (sec)</text:p>
          </table:table-cell>
          <table:table-cell table:style-name="ce9" office:value-type="string" calcext:value-type="string">
            <text:p>rows (sec)</text:p>
          </table:table-cell>
          <table:table-cell table:style-name="ce9" table:number-columns-repeated="15"/>
        </table:table-row>
        <table:table-row table:style-name="ro1">
          <table:table-cell table:style-name="ce9" table:formula="of:=15" office:value-type="float" office:value="15" calcext:value-type="float">
            <text:p>15</text:p>
          </table:table-cell>
          <table:table-cell table:style-name="ce9" table:formula="of:=590.17" office:value-type="float" office:value="590.17" calcext:value-type="float">
            <text:p>590.17</text:p>
          </table:table-cell>
          <table:table-cell table:style-name="ce9" table:formula="of:=590.17" office:value-type="float" office:value="590.17" calcext:value-type="float">
            <text:p>590.17</text:p>
          </table:table-cell>
          <table:table-cell table:style-name="ce9" table:number-columns-repeated="15"/>
        </table:table-row>
        <table:table-row table:style-name="ro1">
          <table:table-cell table:style-name="ce9" table:formula="of:=30" office:value-type="float" office:value="30" calcext:value-type="float">
            <text:p>30</text:p>
          </table:table-cell>
          <table:table-cell table:style-name="ce9" table:formula="of:=267.747" office:value-type="float" office:value="267.747" calcext:value-type="float">
            <text:p>267.747</text:p>
          </table:table-cell>
          <table:table-cell table:style-name="ce9" table:formula="of:=267.747" office:value-type="float" office:value="267.747" calcext:value-type="float">
            <text:p>267.747</text:p>
          </table:table-cell>
          <table:table-cell table:style-name="ce9" table:number-columns-repeated="15"/>
        </table:table-row>
        <table:table-row table:style-name="ro1">
          <table:table-cell table:style-name="ce9" table:formula="of:=60" office:value-type="float" office:value="60" calcext:value-type="float">
            <text:p>60</text:p>
          </table:table-cell>
          <table:table-cell table:style-name="ce9" table:formula="of:=143.712" office:value-type="float" office:value="143.712" calcext:value-type="float">
            <text:p>143.712</text:p>
          </table:table-cell>
          <table:table-cell table:style-name="ce9" table:formula="of:=143.712" office:value-type="float" office:value="143.712" calcext:value-type="float">
            <text:p>143.712</text:p>
          </table:table-cell>
          <table:table-cell table:style-name="ce9" table:number-columns-repeated="15"/>
        </table:table-row>
        <table:table-row table:style-name="ro1">
          <table:table-cell table:style-name="ce9" table:formula="of:=300" office:value-type="float" office:value="300" calcext:value-type="float">
            <text:p>300</text:p>
          </table:table-cell>
          <table:table-cell table:style-name="ce9" table:formula="of:=27.794" office:value-type="float" office:value="27.794" calcext:value-type="float">
            <text:p>27.794</text:p>
          </table:table-cell>
          <table:table-cell table:style-name="ce9" table:formula="of:=27.794" office:value-type="float" office:value="27.794" calcext:value-type="float">
            <text:p>27.794</text:p>
          </table:table-cell>
          <table:table-cell table:style-name="ce9" table:number-columns-repeated="15"/>
        </table:table-row>
        <table:table-row table:style-name="ro1">
          <table:table-cell table:style-name="ce9" table:formula="of:=600" office:value-type="float" office:value="600" calcext:value-type="float">
            <text:p>600</text:p>
          </table:table-cell>
          <table:table-cell table:style-name="ce9" table:formula="of:=13.929" office:value-type="float" office:value="13.929" calcext:value-type="float">
            <text:p>13.929</text:p>
          </table:table-cell>
          <table:table-cell table:style-name="ce9" table:formula="of:=13.929" office:value-type="float" office:value="13.929" calcext:value-type="float">
            <text:p>13.929</text:p>
          </table:table-cell>
          <table:table-cell table:style-name="ce9" table:number-columns-repeated="15"/>
        </table:table-row>
      </table:table>
      <table:table table:name="Usecase2" table:style-name="ta1">
        <table:table-column table:style-name="co1" table:default-cell-style-name="ce8"/>
        <table:table-column table:style-name="co1" table:number-columns-repeated="17" table:default-cell-style-name="ce7"/>
        <table:table-column table:style-name="co1" table:number-columns-repeated="3" table:default-cell-style-name="Default"/>
        <table:table-row table:style-name="ro1">
          <table:table-cell table:style-name="Default"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<text:s/>INFLUX</text:p>
          </table:table-cell>
          <table:table-cell table:style-name="ce8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#devices</text:p>
          </table:table-cell>
          <table:table-cell table:style-name="ce8" table:number-columns-repeated="17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query rates</text:p>
          </table:table-cell>
          <table:table-cell table:style-name="ce8" office:value-type="string" calcext:value-type="string">
            <text:p>Single-groupby-1-1-1</text:p>
          </table:table-cell>
          <table:table-cell table:style-name="ce8" office:value-type="string" calcext:value-type="string">
            <text:p>Single-groupby-1-1-12</text:p>
          </table:table-cell>
          <table:table-cell table:style-name="ce8" office:value-type="string" calcext:value-type="string">
            <text:p>Single-groupby-1-8-1</text:p>
          </table:table-cell>
          <table:table-cell table:style-name="ce8" office:value-type="string" calcext:value-type="string">
            <text:p>Single-groupby-5-1-1</text:p>
          </table:table-cell>
          <table:table-cell table:style-name="ce8" office:value-type="string" calcext:value-type="string">
            <text:p>Single-groupby-5-1-12</text:p>
          </table:table-cell>
          <table:table-cell table:style-name="ce8" office:value-type="string" calcext:value-type="string">
            <text:p>Single-groupby-5-8-1</text:p>
          </table:table-cell>
          <table:table-cell table:style-name="ce8" office:value-type="string" calcext:value-type="string">
            <text:p>Cpu-max-all-1</text:p>
          </table:table-cell>
          <table:table-cell table:style-name="ce8" office:value-type="string" calcext:value-type="string">
            <text:p>Cpu-max-all-8</text:p>
          </table:table-cell>
          <table:table-cell table:style-name="ce8" office:value-type="string" calcext:value-type="string">
            <text:p>Double-groupby-1</text:p>
          </table:table-cell>
          <table:table-cell table:style-name="ce8" office:value-type="string" calcext:value-type="string">
            <text:p>Double-groupby-5</text:p>
          </table:table-cell>
          <table:table-cell table:style-name="ce8" office:value-type="string" calcext:value-type="string">
            <text:p>Double-groupby-all</text:p>
          </table:table-cell>
          <table:table-cell table:style-name="ce8" office:value-type="string" calcext:value-type="string">
            <text:p>High-cpu-all</text:p>
          </table:table-cell>
          <table:table-cell table:style-name="ce8" office:value-type="string" calcext:value-type="string">
            <text:p>High-cpu-1</text:p>
          </table:table-cell>
          <table:table-cell table:style-name="ce8" office:value-type="string" calcext:value-type="string">
            <text:p>lastpoint</text:p>
          </table:table-cell>
          <table:table-cell table:style-name="ce8" office:value-type="string" calcext:value-type="string">
            <text:p>Groupby-orderby-limit</text:p>
          </table:table-cell>
          <table:table-cell table:style-name="ce8"/>
          <table:table-cell table:number-columns-repeated="3"/>
        </table:table-row>
        <table:table-row table:style-name="ro1">
          <table:table-cell table:formula="of:=100" office:value-type="float" office:value="100" calcext:value-type="float">
            <text:p>100</text:p>
          </table:table-cell>
          <table:table-cell/>
          <table:table-cell table:formula="of:=1099.81" office:value-type="float" office:value="1099.81" calcext:value-type="float">
            <text:p>1099.81</text:p>
          </table:table-cell>
          <table:table-cell table:formula="of:=398.09" office:value-type="float" office:value="398.09" calcext:value-type="float">
            <text:p>398.09</text:p>
          </table:table-cell>
          <table:table-cell table:formula="of:=689.95" office:value-type="float" office:value="689.95" calcext:value-type="float">
            <text:p>689.95</text:p>
          </table:table-cell>
          <table:table-cell table:formula="of:=687.44" office:value-type="float" office:value="687.44" calcext:value-type="float">
            <text:p>687.44</text:p>
          </table:table-cell>
          <table:table-cell table:formula="of:=157.58" office:value-type="float" office:value="157.58" calcext:value-type="float">
            <text:p>157.58</text:p>
          </table:table-cell>
          <table:table-cell table:formula="of:=276.28" office:value-type="float" office:value="276.28" calcext:value-type="float">
            <text:p>276.28</text:p>
          </table:table-cell>
          <table:table-cell table:formula="of:=614.19" office:value-type="float" office:value="614.19" calcext:value-type="float">
            <text:p>614.19</text:p>
          </table:table-cell>
          <table:table-cell table:formula="of:=194.13" office:value-type="float" office:value="194.13" calcext:value-type="float">
            <text:p>194.13</text:p>
          </table:table-cell>
          <table:table-cell table:formula="of:=91.36" office:value-type="float" office:value="91.36" calcext:value-type="float">
            <text:p>91.36</text:p>
          </table:table-cell>
          <table:table-cell table:formula="of:=22.2" office:value-type="float" office:value="22.2" calcext:value-type="float">
            <text:p>22.2</text:p>
          </table:table-cell>
          <table:table-cell table:formula="of:=12.02" office:value-type="float" office:value="12.02" calcext:value-type="float">
            <text:p>12.02</text:p>
          </table:table-cell>
          <table:table-cell table:formula="of:=30.46" office:value-type="float" office:value="30.46" calcext:value-type="float">
            <text:p>30.46</text:p>
          </table:table-cell>
          <table:table-cell table:formula="of:=945.9" office:value-type="float" office:value="945.9" calcext:value-type="float">
            <text:p>945.9</text:p>
          </table:table-cell>
          <table:table-cell table:formula="of:=103.07" office:value-type="float" office:value="103.07" calcext:value-type="float">
            <text:p>103.07</text:p>
          </table:table-cell>
          <table:table-cell table:formula="of:=14.18" office:value-type="float" office:value="14.18" calcext:value-type="float">
            <text:p>14.18</text:p>
          </table:table-cell>
          <table:table-cell table:number-columns-repeated="4"/>
        </table:table-row>
        <table:table-row table:style-name="ro1">
          <table:table-cell table:formula="of:=500" office:value-type="float" office:value="500" calcext:value-type="float">
            <text:p>500</text:p>
          </table:table-cell>
          <table:table-cell table:style-name="ce8"/>
          <table:table-cell table:style-name="ce8" table:formula="of:=1281.43" office:value-type="float" office:value="1281.43" calcext:value-type="float">
            <text:p>1281.43</text:p>
          </table:table-cell>
          <table:table-cell table:style-name="ce8" table:formula="of:=375.09" office:value-type="float" office:value="375.09" calcext:value-type="float">
            <text:p>375.09</text:p>
          </table:table-cell>
          <table:table-cell table:style-name="ce8" table:formula="of:=629.03" office:value-type="float" office:value="629.03" calcext:value-type="float">
            <text:p>629.03</text:p>
          </table:table-cell>
          <table:table-cell table:style-name="ce8" table:formula="of:=683.28" office:value-type="float" office:value="683.28" calcext:value-type="float">
            <text:p>683.28</text:p>
          </table:table-cell>
          <table:table-cell table:style-name="ce8" table:formula="of:=152.51" office:value-type="float" office:value="152.51" calcext:value-type="float">
            <text:p>152.51</text:p>
          </table:table-cell>
          <table:table-cell table:style-name="ce8" table:formula="of:=274.06" office:value-type="float" office:value="274.06" calcext:value-type="float">
            <text:p>274.06</text:p>
          </table:table-cell>
          <table:table-cell table:style-name="ce8" table:formula="of:=605.84" office:value-type="float" office:value="605.84" calcext:value-type="float">
            <text:p>605.84</text:p>
          </table:table-cell>
          <table:table-cell table:style-name="ce8" table:formula="of:=156.88" office:value-type="float" office:value="156.88" calcext:value-type="float">
            <text:p>156.88</text:p>
          </table:table-cell>
          <table:table-cell table:style-name="ce8" table:formula="of:=17.46" office:value-type="float" office:value="17.46" calcext:value-type="float">
            <text:p>17.46</text:p>
          </table:table-cell>
          <table:table-cell table:style-name="ce8" table:formula="of:=4.61" office:value-type="float" office:value="4.61" calcext:value-type="float">
            <text:p>4.61</text:p>
          </table:table-cell>
          <table:table-cell table:style-name="ce8" table:formula="of:=2.4" office:value-type="float" office:value="2.4" calcext:value-type="float">
            <text:p>2.4</text:p>
          </table:table-cell>
          <table:table-cell table:style-name="ce8" table:formula="of:=4.75" office:value-type="float" office:value="4.75" calcext:value-type="float">
            <text:p>4.75</text:p>
          </table:table-cell>
          <table:table-cell table:style-name="ce8" table:formula="of:=825.42" office:value-type="float" office:value="825.42" calcext:value-type="float">
            <text:p>825.42</text:p>
          </table:table-cell>
          <table:table-cell table:style-name="ce8" table:formula="of:=21.19" office:value-type="float" office:value="21.19" calcext:value-type="float">
            <text:p>21.19</text:p>
          </table:table-cell>
          <table:table-cell table:style-name="ce8" table:formula="of:=2.6" office:value-type="float" office:value="2.6" calcext:value-type="float">
            <text:p>2.6</text:p>
          </table:table-cell>
          <table:table-cell table:style-name="ce8"/>
          <table:table-cell table:number-columns-repeated="3"/>
        </table:table-row>
        <table:table-row table:style-name="ro1">
          <table:table-cell table:formula="of:=1000" office:value-type="float" office:value="1000" calcext:value-type="float">
            <text:p>1000</text:p>
          </table:table-cell>
          <table:table-cell table:style-name="ce8"/>
          <table:table-cell table:style-name="ce8" table:formula="of:=800.6" office:value-type="float" office:value="800.6" calcext:value-type="float">
            <text:p>800.6</text:p>
          </table:table-cell>
          <table:table-cell table:style-name="ce8" table:formula="of:=327.11" office:value-type="float" office:value="327.11" calcext:value-type="float">
            <text:p>327.11</text:p>
          </table:table-cell>
          <table:table-cell table:style-name="ce8" table:formula="of:=707.26" office:value-type="float" office:value="707.26" calcext:value-type="float">
            <text:p>707.26</text:p>
          </table:table-cell>
          <table:table-cell table:style-name="ce8" table:formula="of:=618.44" office:value-type="float" office:value="618.44" calcext:value-type="float">
            <text:p>618.44</text:p>
          </table:table-cell>
          <table:table-cell table:style-name="ce8" table:formula="of:=149.35" office:value-type="float" office:value="149.35" calcext:value-type="float">
            <text:p>149.35</text:p>
          </table:table-cell>
          <table:table-cell table:style-name="ce8" table:formula="of:=287.25" office:value-type="float" office:value="287.25" calcext:value-type="float">
            <text:p>287.25</text:p>
          </table:table-cell>
          <table:table-cell table:style-name="ce8" table:formula="of:=629.14" office:value-type="float" office:value="629.14" calcext:value-type="float">
            <text:p>629.14</text:p>
          </table:table-cell>
          <table:table-cell table:style-name="ce8" table:formula="of:=204.4" office:value-type="float" office:value="204.4" calcext:value-type="float">
            <text:p>204.4</text:p>
          </table:table-cell>
          <table:table-cell table:style-name="ce8" table:formula="of:=9.36" office:value-type="float" office:value="9.36" calcext:value-type="float">
            <text:p>9.36</text:p>
          </table:table-cell>
          <table:table-cell table:style-name="ce8" table:formula="of:=2.4" office:value-type="float" office:value="2.4" calcext:value-type="float">
            <text:p>2.4</text:p>
          </table:table-cell>
          <table:table-cell table:style-name="ce8" table:formula="of:=1.24" office:value-type="float" office:value="1.24" calcext:value-type="float">
            <text:p>1.24</text:p>
          </table:table-cell>
          <table:table-cell table:style-name="ce8" table:formula="of:=2.72" office:value-type="float" office:value="2.72" calcext:value-type="float">
            <text:p>2.72</text:p>
          </table:table-cell>
          <table:table-cell table:style-name="ce8" table:formula="of:=813.66" office:value-type="float" office:value="813.66" calcext:value-type="float">
            <text:p>813.66</text:p>
          </table:table-cell>
          <table:table-cell table:style-name="ce8" table:formula="of:=12.4" office:value-type="float" office:value="12.4" calcext:value-type="float">
            <text:p>12.4</text:p>
          </table:table-cell>
          <table:table-cell table:style-name="ce8" table:formula="of:=1.26" office:value-type="float" office:value="1.26" calcext:value-type="float">
            <text:p>1.26</text:p>
          </table:table-cell>
          <table:table-cell table:style-name="ce8"/>
          <table:table-cell table:number-columns-repeated="3"/>
        </table:table-row>
        <table:table-row table:style-name="ro1">
          <table:table-cell table:formula="of:=2500" office:value-type="float" office:value="2500" calcext:value-type="float">
            <text:p>2500</text:p>
          </table:table-cell>
          <table:table-cell table:style-name="ce8"/>
          <table:table-cell table:style-name="ce8" table:formula="of:=556.44" office:value-type="float" office:value="556.44" calcext:value-type="float">
            <text:p>556.44</text:p>
          </table:table-cell>
          <table:table-cell table:style-name="ce8" table:formula="of:=401.61" office:value-type="float" office:value="401.61" calcext:value-type="float">
            <text:p>401.61</text:p>
          </table:table-cell>
          <table:table-cell table:style-name="ce8" table:formula="of:=615.88" office:value-type="float" office:value="615.88" calcext:value-type="float">
            <text:p>615.88</text:p>
          </table:table-cell>
          <table:table-cell table:style-name="ce8" table:formula="of:=659.67" office:value-type="float" office:value="659.67" calcext:value-type="float">
            <text:p>659.67</text:p>
          </table:table-cell>
          <table:table-cell table:style-name="ce8" table:formula="of:=166.88" office:value-type="float" office:value="166.88" calcext:value-type="float">
            <text:p>166.88</text:p>
          </table:table-cell>
          <table:table-cell table:style-name="ce8" table:formula="of:=262.02" office:value-type="float" office:value="262.02" calcext:value-type="float">
            <text:p>262.02</text:p>
          </table:table-cell>
          <table:table-cell table:style-name="ce8" table:formula="of:=571.53" office:value-type="float" office:value="571.53" calcext:value-type="float">
            <text:p>571.53</text:p>
          </table:table-cell>
          <table:table-cell table:style-name="ce8" table:formula="of:=169.87" office:value-type="float" office:value="169.87" calcext:value-type="float">
            <text:p>169.87</text:p>
          </table:table-cell>
          <table:table-cell table:style-name="ce8" table:formula="of:=3.73" office:value-type="float" office:value="3.73" calcext:value-type="float">
            <text:p>3.73</text:p>
          </table:table-cell>
          <table:table-cell table:style-name="ce8" table:formula="of:=0.92" office:value-type="float" office:value="0.92" calcext:value-type="float">
            <text:p>0.92</text:p>
          </table:table-cell>
          <table:table-cell table:style-name="ce8" table:formula="of:=0.47" office:value-type="float" office:value="0.47" calcext:value-type="float">
            <text:p>0.47</text:p>
          </table:table-cell>
          <table:table-cell table:style-name="ce8" table:formula="of:=0.89" office:value-type="float" office:value="0.89" calcext:value-type="float">
            <text:p>0.89</text:p>
          </table:table-cell>
          <table:table-cell table:style-name="ce8" table:formula="of:=610.54" office:value-type="float" office:value="610.54" calcext:value-type="float">
            <text:p>610.54</text:p>
          </table:table-cell>
          <table:table-cell table:style-name="ce8" table:formula="of:=3.08" office:value-type="float" office:value="3.08" calcext:value-type="float">
            <text:p>3.08</text:p>
          </table:table-cell>
          <table:table-cell table:style-name="ce8" table:formula="of:=0.55" office:value-type="float" office:value="0.55" calcext:value-type="float">
            <text:p>0.55</text:p>
          </table:table-cell>
          <table:table-cell table:style-name="ce8"/>
          <table:table-cell table:number-columns-repeated="3"/>
        </table:table-row>
        <table:table-row table:style-name="ro1">
          <table:table-cell table:formula="of:=5000" office:value-type="float" office:value="5000" calcext:value-type="float">
            <text:p>5000</text:p>
          </table:table-cell>
          <table:table-cell table:style-name="ce8"/>
          <table:table-cell table:style-name="ce8" table:formula="of:=386.44" office:value-type="float" office:value="386.44" calcext:value-type="float">
            <text:p>386.44</text:p>
          </table:table-cell>
          <table:table-cell table:style-name="ce8" table:formula="of:=292.8" office:value-type="float" office:value="292.8" calcext:value-type="float">
            <text:p>292.8</text:p>
          </table:table-cell>
          <table:table-cell table:style-name="ce8" table:formula="of:=777.59" office:value-type="float" office:value="777.59" calcext:value-type="float">
            <text:p>777.59</text:p>
          </table:table-cell>
          <table:table-cell table:style-name="ce8" table:formula="of:=668.9" office:value-type="float" office:value="668.9" calcext:value-type="float">
            <text:p>668.9</text:p>
          </table:table-cell>
          <table:table-cell table:style-name="ce8" table:formula="of:=167.74" office:value-type="float" office:value="167.74" calcext:value-type="float">
            <text:p>167.74</text:p>
          </table:table-cell>
          <table:table-cell table:style-name="ce8" table:formula="of:=301.77" office:value-type="float" office:value="301.77" calcext:value-type="float">
            <text:p>301.77</text:p>
          </table:table-cell>
          <table:table-cell table:style-name="ce8" table:formula="of:=661.63" office:value-type="float" office:value="661.63" calcext:value-type="float">
            <text:p>661.63</text:p>
          </table:table-cell>
          <table:table-cell table:style-name="ce8" table:formula="of:=203.13" office:value-type="float" office:value="203.13" calcext:value-type="float">
            <text:p>203.13</text:p>
          </table:table-cell>
          <table:table-cell table:style-name="ce8" table:formula="of:=1.78" office:value-type="float" office:value="1.78" calcext:value-type="float">
            <text:p>1.78</text:p>
          </table:table-cell>
          <table:table-cell table:style-name="ce8" table:formula="of:=0.42" office:value-type="float" office:value="0.42" calcext:value-type="float">
            <text:p>0.42</text:p>
          </table:table-cell>
          <table:table-cell table:style-name="ce8" table:formula="of:=0.2" office:value-type="float" office:value="0.2" calcext:value-type="float">
            <text:p>0.2</text:p>
          </table:table-cell>
          <table:table-cell table:style-name="ce8" table:formula="of:=0.46" office:value-type="float" office:value="0.46" calcext:value-type="float">
            <text:p>0.46</text:p>
          </table:table-cell>
          <table:table-cell table:style-name="ce8" table:formula="of:=733.36" office:value-type="float" office:value="733.36" calcext:value-type="float">
            <text:p>733.36</text:p>
          </table:table-cell>
          <table:table-cell table:style-name="ce8" table:formula="of:=1.37" office:value-type="float" office:value="1.37" calcext:value-type="float">
            <text:p>1.37</text:p>
          </table:table-cell>
          <table:table-cell table:style-name="ce8" table:formula="of:=0.22" office:value-type="float" office:value="0.22" calcext:value-type="float">
            <text:p>0.22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style-name="ce8" table:number-columns-repeated="17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lock time</text:p>
          </table:table-cell>
          <table:table-cell table:style-name="ce8" table:number-columns-repeated="16"/>
          <table:table-cell table:style-name="ce9" office:value-type="string" calcext:value-type="string">
            <text:p>#devices</text:p>
          </table:table-cell>
          <table:table-cell table:style-name="ce9" office:value-type="string" calcext:value-type="string">
            <text:p>LOAD TIME(s)</text:p>
          </table:table-cell>
          <table:table-cell table:style-name="ce9"/>
        </table:table-row>
        <table:table-row table:style-name="ro1">
          <table:table-cell table:formula="of:=100" office:value-type="float" office:value="100" calcext:value-type="float">
            <text:p>100</text:p>
          </table:table-cell>
          <table:table-cell/>
          <table:table-cell table:formula="of:=0.91781" office:value-type="float" office:value="0.91781" calcext:value-type="float">
            <text:p>0.91781</text:p>
          </table:table-cell>
          <table:table-cell table:formula="of:=2.524045" office:value-type="float" office:value="2.524045" calcext:value-type="float">
            <text:p>2.524045</text:p>
          </table:table-cell>
          <table:table-cell table:formula="of:=1.472326" office:value-type="float" office:value="1.472326" calcext:value-type="float">
            <text:p>1.472326</text:p>
          </table:table-cell>
          <table:table-cell table:formula="of:=1.465875" office:value-type="float" office:value="1.465875" calcext:value-type="float">
            <text:p>1.465875</text:p>
          </table:table-cell>
          <table:table-cell table:formula="of:=6.366467" office:value-type="float" office:value="6.366467" calcext:value-type="float">
            <text:p>6.366467</text:p>
          </table:table-cell>
          <table:table-cell table:formula="of:=3.640847" office:value-type="float" office:value="3.640847" calcext:value-type="float">
            <text:p>3.640847</text:p>
          </table:table-cell>
          <table:table-cell table:formula="of:=1.639299" office:value-type="float" office:value="1.639299" calcext:value-type="float">
            <text:p>1.639299</text:p>
          </table:table-cell>
          <table:table-cell table:formula="of:=5.168369" office:value-type="float" office:value="5.168369" calcext:value-type="float">
            <text:p>5.168369</text:p>
          </table:table-cell>
          <table:table-cell table:formula="of:=10.969042" office:value-type="float" office:value="10.969042" calcext:value-type="float">
            <text:p>10.969042</text:p>
          </table:table-cell>
          <table:table-cell table:formula="of:=45.083712" office:value-type="float" office:value="45.083712" calcext:value-type="float">
            <text:p>45.083712</text:p>
          </table:table-cell>
          <table:table-cell table:formula="of:=83.228652" office:value-type="float" office:value="83.228652" calcext:value-type="float">
            <text:p>83.228652</text:p>
          </table:table-cell>
          <table:table-cell table:formula="of:=32.862245" office:value-type="float" office:value="32.862245" calcext:value-type="float">
            <text:p>32.862245</text:p>
          </table:table-cell>
          <table:table-cell table:formula="of:=1.065715" office:value-type="float" office:value="1.065715" calcext:value-type="float">
            <text:p>1.065715</text:p>
          </table:table-cell>
          <table:table-cell table:formula="of:=9.722812" office:value-type="float" office:value="9.722812" calcext:value-type="float">
            <text:p>9.722812</text:p>
          </table:table-cell>
          <table:table-cell table:formula="of:=70.554198" office:value-type="float" office:value="70.554198" calcext:value-type="float">
            <text:p>70.554198</text:p>
          </table:table-cell>
          <table:table-cell/>
          <table:table-cell table:style-name="ce9" table:formula="of:=[.S30]" office:value-type="float" office:value="100" calcext:value-type="float">
            <text:p>100</text:p>
          </table:table-cell>
          <table:table-cell table:style-name="ce9" table:formula="of:=20.74" office:value-type="float" office:value="20.74" calcext:value-type="float">
            <text:p>20.74</text:p>
          </table:table-cell>
          <table:table-cell table:style-name="ce9"/>
        </table:table-row>
        <table:table-row table:style-name="ro1">
          <table:table-cell table:formula="of:=500" office:value-type="float" office:value="500" calcext:value-type="float">
            <text:p>500</text:p>
          </table:table-cell>
          <table:table-cell table:style-name="ce8"/>
          <table:table-cell table:style-name="ce8" table:formula="of:=0.798236" office:value-type="float" office:value="0.798236" calcext:value-type="float">
            <text:p>0.798236</text:p>
          </table:table-cell>
          <table:table-cell table:style-name="ce8" table:formula="of:=2.679629" office:value-type="float" office:value="2.679629" calcext:value-type="float">
            <text:p>2.679629</text:p>
          </table:table-cell>
          <table:table-cell table:style-name="ce8" table:formula="of:=1.601523" office:value-type="float" office:value="1.601523" calcext:value-type="float">
            <text:p>1.601523</text:p>
          </table:table-cell>
          <table:table-cell table:style-name="ce8" table:formula="of:=1.472529" office:value-type="float" office:value="1.472529" calcext:value-type="float">
            <text:p>1.472529</text:p>
          </table:table-cell>
          <table:table-cell table:style-name="ce8" table:formula="of:=6.578206" office:value-type="float" office:value="6.578206" calcext:value-type="float">
            <text:p>6.578206</text:p>
          </table:table-cell>
          <table:table-cell table:style-name="ce8" table:formula="of:=3.66362" office:value-type="float" office:value="3.66362" calcext:value-type="float">
            <text:p>3.66362</text:p>
          </table:table-cell>
          <table:table-cell table:style-name="ce8" table:formula="of:=1.660907" office:value-type="float" office:value="1.660907" calcext:value-type="float">
            <text:p>1.660907</text:p>
          </table:table-cell>
          <table:table-cell table:style-name="ce8" table:formula="of:=6.40072" office:value-type="float" office:value="6.40072" calcext:value-type="float">
            <text:p>6.40072</text:p>
          </table:table-cell>
          <table:table-cell table:style-name="ce8" table:formula="of:=57.302677" office:value-type="float" office:value="57.302677" calcext:value-type="float">
            <text:p>57.302677</text:p>
          </table:table-cell>
          <table:table-cell table:style-name="ce8" table:formula="of:=217.16766" office:value-type="float" office:value="217.16766" calcext:value-type="float">
            <text:p>217.16766</text:p>
          </table:table-cell>
          <table:table-cell table:style-name="ce8" table:formula="of:=416.649133" office:value-type="float" office:value="416.649133" calcext:value-type="float">
            <text:p>416.649133</text:p>
          </table:table-cell>
          <table:table-cell table:style-name="ce8" table:formula="of:=210.601712" office:value-type="float" office:value="210.601712" calcext:value-type="float">
            <text:p>210.601712</text:p>
          </table:table-cell>
          <table:table-cell table:style-name="ce8" table:formula="of:=1.222242" office:value-type="float" office:value="1.222242" calcext:value-type="float">
            <text:p>1.222242</text:p>
          </table:table-cell>
          <table:table-cell table:style-name="ce8" table:formula="of:=47.225048" office:value-type="float" office:value="47.225048" calcext:value-type="float">
            <text:p>47.225048</text:p>
          </table:table-cell>
          <table:table-cell table:style-name="ce8" table:formula="of:=384.490392" office:value-type="float" office:value="384.490392" calcext:value-type="float">
            <text:p>384.490392</text:p>
          </table:table-cell>
          <table:table-cell table:style-name="ce8"/>
          <table:table-cell table:style-name="ce9" table:formula="of:=[.S31]" office:value-type="float" office:value="500" calcext:value-type="float">
            <text:p>500</text:p>
          </table:table-cell>
          <table:table-cell table:style-name="ce9" table:formula="of:=146.58" office:value-type="float" office:value="146.58" calcext:value-type="float">
            <text:p>146.58</text:p>
          </table:table-cell>
          <table:table-cell table:style-name="ce9"/>
        </table:table-row>
        <table:table-row table:style-name="ro1">
          <table:table-cell table:formula="of:=1000" office:value-type="float" office:value="1000" calcext:value-type="float">
            <text:p>1000</text:p>
          </table:table-cell>
          <table:table-cell table:style-name="ce8"/>
          <table:table-cell table:style-name="ce8" table:formula="of:=1.2701" office:value-type="float" office:value="1.2701" calcext:value-type="float">
            <text:p>1.2701</text:p>
          </table:table-cell>
          <table:table-cell table:style-name="ce8" table:formula="of:=3.073841" office:value-type="float" office:value="3.073841" calcext:value-type="float">
            <text:p>3.073841</text:p>
          </table:table-cell>
          <table:table-cell table:style-name="ce8" table:formula="of:=1.426031" office:value-type="float" office:value="1.426031" calcext:value-type="float">
            <text:p>1.426031</text:p>
          </table:table-cell>
          <table:table-cell table:style-name="ce8" table:formula="of:=1.626252" office:value-type="float" office:value="1.626252" calcext:value-type="float">
            <text:p>1.626252</text:p>
          </table:table-cell>
          <table:table-cell table:style-name="ce8" table:formula="of:=6.717367" office:value-type="float" office:value="6.717367" calcext:value-type="float">
            <text:p>6.717367</text:p>
          </table:table-cell>
          <table:table-cell table:style-name="ce8" table:formula="of:=3.49835" office:value-type="float" office:value="3.49835" calcext:value-type="float">
            <text:p>3.49835</text:p>
          </table:table-cell>
          <table:table-cell table:style-name="ce8" table:formula="of:=1.606319" office:value-type="float" office:value="1.606319" calcext:value-type="float">
            <text:p>1.606319</text:p>
          </table:table-cell>
          <table:table-cell table:style-name="ce8" table:formula="of:=4.911523" office:value-type="float" office:value="4.911523" calcext:value-type="float">
            <text:p>4.911523</text:p>
          </table:table-cell>
          <table:table-cell table:style-name="ce8" table:formula="of:=106.82235" office:value-type="float" office:value="106.82235" calcext:value-type="float">
            <text:p>106.82235</text:p>
          </table:table-cell>
          <table:table-cell table:style-name="ce8" table:formula="of:=416.192873" office:value-type="float" office:value="416.192873" calcext:value-type="float">
            <text:p>416.192873</text:p>
          </table:table-cell>
          <table:table-cell table:style-name="ce8" table:formula="of:=803.432464" office:value-type="float" office:value="803.432464" calcext:value-type="float">
            <text:p>803.432464</text:p>
          </table:table-cell>
          <table:table-cell table:style-name="ce8" table:formula="of:=367.659229" office:value-type="float" office:value="367.659229" calcext:value-type="float">
            <text:p>367.659229</text:p>
          </table:table-cell>
          <table:table-cell table:style-name="ce8" table:formula="of:=1.247626" office:value-type="float" office:value="1.247626" calcext:value-type="float">
            <text:p>1.247626</text:p>
          </table:table-cell>
          <table:table-cell table:style-name="ce8" table:formula="of:=80.708544" office:value-type="float" office:value="80.708544" calcext:value-type="float">
            <text:p>80.708544</text:p>
          </table:table-cell>
          <table:table-cell table:style-name="ce8" table:formula="of:=793.985406" office:value-type="float" office:value="793.985406" calcext:value-type="float">
            <text:p>793.985406</text:p>
          </table:table-cell>
          <table:table-cell table:style-name="ce8"/>
          <table:table-cell table:style-name="ce9" table:formula="of:=[.S32]" office:value-type="float" office:value="1000" calcext:value-type="float">
            <text:p>1000</text:p>
          </table:table-cell>
          <table:table-cell table:style-name="ce9" table:formula="of:=437.761" office:value-type="float" office:value="437.761" calcext:value-type="float">
            <text:p>437.761</text:p>
          </table:table-cell>
          <table:table-cell table:style-name="ce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8"/>
          <table:table-cell table:style-name="ce8" table:formula="of:=1.829108" office:value-type="float" office:value="1.829108" calcext:value-type="float">
            <text:p>1.829108</text:p>
          </table:table-cell>
          <table:table-cell table:style-name="ce8" table:formula="of:=2.502414" office:value-type="float" office:value="2.502414" calcext:value-type="float">
            <text:p>2.502414</text:p>
          </table:table-cell>
          <table:table-cell table:style-name="ce8" table:formula="of:=1.639597" office:value-type="float" office:value="1.639597" calcext:value-type="float">
            <text:p>1.639597</text:p>
          </table:table-cell>
          <table:table-cell table:style-name="ce8" table:formula="of:=1.525947" office:value-type="float" office:value="1.525947" calcext:value-type="float">
            <text:p>1.525947</text:p>
          </table:table-cell>
          <table:table-cell table:style-name="ce8" table:formula="of:=6.011458" office:value-type="float" office:value="6.011458" calcext:value-type="float">
            <text:p>6.011458</text:p>
          </table:table-cell>
          <table:table-cell table:style-name="ce8" table:formula="of:=3.835038" office:value-type="float" office:value="3.835038" calcext:value-type="float">
            <text:p>3.835038</text:p>
          </table:table-cell>
          <table:table-cell table:style-name="ce8" table:formula="of:=1.763168" office:value-type="float" office:value="1.763168" calcext:value-type="float">
            <text:p>1.763168</text:p>
          </table:table-cell>
          <table:table-cell table:style-name="ce8" office:value-type="float" office:value="5.903819" calcext:value-type="float">
            <text:p>5.903819</text:p>
          </table:table-cell>
          <table:table-cell table:style-name="ce8" table:formula="of:=268.297499" office:value-type="float" office:value="268.297499" calcext:value-type="float">
            <text:p>268.297499</text:p>
          </table:table-cell>
          <table:table-cell table:style-name="ce8" table:formula="of:=1086.256747" office:value-type="float" office:value="1086.256747" calcext:value-type="float">
            <text:p>1086.256747</text:p>
          </table:table-cell>
          <table:table-cell table:style-name="ce8" table:formula="of:=2125.634435" office:value-type="float" office:value="2125.634435" calcext:value-type="float">
            <text:p>2125.634435</text:p>
          </table:table-cell>
          <table:table-cell table:style-name="ce8" table:formula="of:=1121.701354" office:value-type="float" office:value="1121.701354" calcext:value-type="float">
            <text:p>1121.701354</text:p>
          </table:table-cell>
          <table:table-cell table:style-name="ce8" table:formula="of:=1.652697" office:value-type="float" office:value="1.652697" calcext:value-type="float">
            <text:p>1.652697</text:p>
          </table:table-cell>
          <table:table-cell table:style-name="ce8" table:formula="of:=324.22635" office:value-type="float" office:value="324.22635" calcext:value-type="float">
            <text:p>324.22635</text:p>
          </table:table-cell>
          <table:table-cell table:style-name="ce8" table:formula="of:=1818.371554" office:value-type="float" office:value="1818.371554" calcext:value-type="float">
            <text:p>1818.371554</text:p>
          </table:table-cell>
          <table:table-cell table:style-name="ce8"/>
          <table:table-cell table:style-name="ce9" table:formula="of:=[.S33]" office:value-type="float" office:value="2500" calcext:value-type="float">
            <text:p>2500</text:p>
          </table:table-cell>
          <table:table-cell table:style-name="ce9" table:formula="of:=1412.386" office:value-type="float" office:value="1412.386" calcext:value-type="float">
            <text:p>1412.386</text:p>
          </table:table-cell>
          <table:table-cell table:style-name="ce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8"/>
          <table:table-cell table:style-name="ce8" table:formula="of:=2.640146" office:value-type="float" office:value="2.640146" calcext:value-type="float">
            <text:p>2.640146</text:p>
          </table:table-cell>
          <table:table-cell table:style-name="ce8" table:formula="of:=3.507862" office:value-type="float" office:value="3.507862" calcext:value-type="float">
            <text:p>3.507862</text:p>
          </table:table-cell>
          <table:table-cell table:style-name="ce8" table:formula="of:=1.294974" office:value-type="float" office:value="1.294974" calcext:value-type="float">
            <text:p>1.294974</text:p>
          </table:table-cell>
          <table:table-cell table:style-name="ce8" table:formula="of:=1.509252" office:value-type="float" office:value="1.509252" calcext:value-type="float">
            <text:p>1.509252</text:p>
          </table:table-cell>
          <table:table-cell table:style-name="ce8" table:formula="of:=5.982276" office:value-type="float" office:value="5.982276" calcext:value-type="float">
            <text:p>5.982276</text:p>
          </table:table-cell>
          <table:table-cell table:style-name="ce8" table:formula="of:=3.328006" office:value-type="float" office:value="3.328006" calcext:value-type="float">
            <text:p>3.328006</text:p>
          </table:table-cell>
          <table:table-cell table:style-name="ce8" table:formula="of:=1.521759" office:value-type="float" office:value="1.521759" calcext:value-type="float">
            <text:p>1.521759</text:p>
          </table:table-cell>
          <table:table-cell table:style-name="ce8" table:formula="of:=4.938952" office:value-type="float" office:value="4.938952" calcext:value-type="float">
            <text:p>4.938952</text:p>
          </table:table-cell>
          <table:table-cell table:style-name="ce8" table:formula="of:=562.225897" office:value-type="float" office:value="562.225897" calcext:value-type="float">
            <text:p>562.225897</text:p>
          </table:table-cell>
          <table:table-cell table:style-name="ce8" table:formula="of:=2367.878991" office:value-type="float" office:value="2367.878991" calcext:value-type="float">
            <text:p>2367.878991</text:p>
          </table:table-cell>
          <table:table-cell table:style-name="ce8" table:formula="of:=4897.194174" office:value-type="float" office:value="4897.194174" calcext:value-type="float">
            <text:p>4897.194174</text:p>
          </table:table-cell>
          <table:table-cell table:style-name="ce8" table:formula="of:=2184.997493" office:value-type="float" office:value="2184.997493" calcext:value-type="float">
            <text:p>2184.997493</text:p>
          </table:table-cell>
          <table:table-cell table:style-name="ce8" table:formula="of:=1.379408" office:value-type="float" office:value="1.379408" calcext:value-type="float">
            <text:p>1.379408</text:p>
          </table:table-cell>
          <table:table-cell table:style-name="ce8" table:formula="of:=732.061797" office:value-type="float" office:value="732.061797" calcext:value-type="float">
            <text:p>732.061797</text:p>
          </table:table-cell>
          <table:table-cell table:style-name="ce8" table:formula="of:=4573.011381" office:value-type="float" office:value="4573.011381" calcext:value-type="float">
            <text:p>4573.011381</text:p>
          </table:table-cell>
          <table:table-cell table:style-name="ce8"/>
          <table:table-cell table:style-name="ce9" table:formula="of:=[.S34]" office:value-type="float" office:value="5000" calcext:value-type="float">
            <text:p>5000</text:p>
          </table:table-cell>
          <table:table-cell table:style-name="ce9" table:formula="of:=2797.887" office:value-type="float" office:value="2797.887" calcext:value-type="float">
            <text:p>2797.887</text:p>
          </table:table-cell>
          <table:table-cell table:style-name="ce9"/>
        </table:table-row>
        <table:table-row table:style-name="ro1">
          <table:table-cell table:style-name="ce10" table:number-columns-repeated="18"/>
          <table:table-cell table:number-columns-repeated="3"/>
        </table:table-row>
        <table:table-row table:style-name="ro1" table:number-rows-repeated="2">
          <table:table-cell table:style-name="Default" table:number-columns-repeated="18"/>
          <table:table-cell table:number-columns-repeated="3"/>
        </table:table-row>
        <table:table-row table:style-name="ro1">
          <table:table-cell table:style-name="ce7" office:value-type="string" calcext:value-type="string">
            <text:p><text:s/>QUEST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#devices</text:p>
          </table:table-cell>
          <table:table-cell table:number-columns-repeated="20"/>
        </table:table-row>
        <table:table-row table:style-name="ro1">
          <table:table-cell table:style-name="ce7"/>
          <table:table-cell office:value-type="string" calcext:value-type="string">
            <text:p>query rates</text:p>
          </table:table-cell>
          <table:table-cell office:value-type="string" calcext:value-type="string">
            <text:p>Single-groupby-1-1-1</text:p>
          </table:table-cell>
          <table:table-cell office:value-type="string" calcext:value-type="string">
            <text:p>Single-groupby-1-1-12</text:p>
          </table:table-cell>
          <table:table-cell office:value-type="string" calcext:value-type="string">
            <text:p>Single-groupby-1-8-1</text:p>
          </table:table-cell>
          <table:table-cell office:value-type="string" calcext:value-type="string">
            <text:p>Single-groupby-5-1-1</text:p>
          </table:table-cell>
          <table:table-cell office:value-type="string" calcext:value-type="string">
            <text:p>Single-groupby-5-1-12</text:p>
          </table:table-cell>
          <table:table-cell office:value-type="string" calcext:value-type="string">
            <text:p>Single-groupby-5-8-1</text:p>
          </table:table-cell>
          <table:table-cell office:value-type="string" calcext:value-type="string">
            <text:p>Cpu-max-all-1</text:p>
          </table:table-cell>
          <table:table-cell office:value-type="string" calcext:value-type="string">
            <text:p>Cpu-max-all-8</text:p>
          </table:table-cell>
          <table:table-cell office:value-type="string" calcext:value-type="string">
            <text:p>Double-groupby-1</text:p>
          </table:table-cell>
          <table:table-cell office:value-type="string" calcext:value-type="string">
            <text:p>Double-groupby-5</text:p>
          </table:table-cell>
          <table:table-cell office:value-type="string" calcext:value-type="string">
            <text:p>Double-groupby-all</text:p>
          </table:table-cell>
          <table:table-cell office:value-type="string" calcext:value-type="string">
            <text:p>High-cpu-all</text:p>
          </table:table-cell>
          <table:table-cell office:value-type="string" calcext:value-type="string">
            <text:p>High-cpu-1</text:p>
          </table:table-cell>
          <table:table-cell office:value-type="string" calcext:value-type="string">
            <text:p>lastpoint</text:p>
          </table:table-cell>
          <table:table-cell office:value-type="string" calcext:value-type="string">
            <text:p>Groupby-orderby-limit</text:p>
          </table:table-cell>
          <table:table-cell table:number-columns-repeated="4"/>
        </table:table-row>
        <table:table-row table:style-name="ro1">
          <table:table-cell table:style-name="ce7" table:formula="of:=[.A5]" office:value-type="float" office:value="100" calcext:value-type="float">
            <text:p>100</text:p>
          </table:table-cell>
          <table:table-cell/>
          <table:table-cell table:formula="of:=3315.45" office:value-type="float" office:value="3315.45" calcext:value-type="float">
            <text:p>3315.45</text:p>
          </table:table-cell>
          <table:table-cell table:formula="of:=2222.69" office:value-type="float" office:value="2222.69" calcext:value-type="float">
            <text:p>2222.69</text:p>
          </table:table-cell>
          <table:table-cell table:formula="of:=1644.46" office:value-type="float" office:value="1644.46" calcext:value-type="float">
            <text:p>1644.46</text:p>
          </table:table-cell>
          <table:table-cell table:formula="of:=2467.34" office:value-type="float" office:value="2467.34" calcext:value-type="float">
            <text:p>2467.34</text:p>
          </table:table-cell>
          <table:table-cell table:formula="of:=1671.69" office:value-type="float" office:value="1671.69" calcext:value-type="float">
            <text:p>1671.69</text:p>
          </table:table-cell>
          <table:table-cell table:formula="of:=2333.56" office:value-type="float" office:value="2333.56" calcext:value-type="float">
            <text:p>2333.56</text:p>
          </table:table-cell>
          <table:table-cell table:number-columns-repeated="2"/>
          <table:table-cell table:formula="of:=11.61" office:value-type="float" office:value="11.61" calcext:value-type="float">
            <text:p>11.61</text:p>
          </table:table-cell>
          <table:table-cell table:formula="of:=11.54" office:value-type="float" office:value="11.54" calcext:value-type="float">
            <text:p>11.54</text:p>
          </table:table-cell>
          <table:table-cell table:formula="of:=11.36" office:value-type="float" office:value="11.36" calcext:value-type="float">
            <text:p>11.36</text:p>
          </table:table-cell>
          <table:table-cell table:formula="of:=274.33" office:value-type="float" office:value="274.33" calcext:value-type="float">
            <text:p>274.33</text:p>
          </table:table-cell>
          <table:table-cell table:formula="of:=2733.46" office:value-type="float" office:value="2733.46" calcext:value-type="float">
            <text:p>2733.46</text:p>
          </table:table-cell>
          <table:table-cell table:formula="of:=3091.5" office:value-type="float" office:value="3091.5" calcext:value-type="float">
            <text:p>3091.5</text:p>
          </table:table-cell>
          <table:table-cell table:formula="of:=4172.3" office:value-type="float" office:value="4172.3" calcext:value-type="float">
            <text:p>4172.3</text:p>
          </table:table-cell>
          <table:table-cell table:number-columns-repeated="4"/>
        </table:table-row>
        <table:table-row table:style-name="ro1">
          <table:table-cell table:style-name="ce7" table:formula="of:=[.A6]" office:value-type="float" office:value="500" calcext:value-type="float">
            <text:p>500</text:p>
          </table:table-cell>
          <table:table-cell/>
          <table:table-cell table:formula="of:=2085.69" office:value-type="float" office:value="2085.69" calcext:value-type="float">
            <text:p>2085.69</text:p>
          </table:table-cell>
          <table:table-cell table:formula="of:=1804.08" office:value-type="float" office:value="1804.08" calcext:value-type="float">
            <text:p>1804.08</text:p>
          </table:table-cell>
          <table:table-cell table:formula="of:=2730.7" office:value-type="float" office:value="2730.7" calcext:value-type="float">
            <text:p>2730.7</text:p>
          </table:table-cell>
          <table:table-cell table:formula="of:=2269.7" office:value-type="float" office:value="2269.7" calcext:value-type="float">
            <text:p>2269.7</text:p>
          </table:table-cell>
          <table:table-cell table:formula="of:=1423.89" office:value-type="float" office:value="1423.89" calcext:value-type="float">
            <text:p>1423.89</text:p>
          </table:table-cell>
          <table:table-cell table:formula="of:=1959.72" office:value-type="float" office:value="1959.72" calcext:value-type="float">
            <text:p>1959.72</text:p>
          </table:table-cell>
          <table:table-cell table:number-columns-repeated="2"/>
          <table:table-cell table:formula="of:=10.22" office:value-type="float" office:value="10.22" calcext:value-type="float">
            <text:p>10.22</text:p>
          </table:table-cell>
          <table:table-cell table:formula="of:=9.36" office:value-type="float" office:value="9.36" calcext:value-type="float">
            <text:p>9.36</text:p>
          </table:table-cell>
          <table:table-cell table:formula="of:=8.02" office:value-type="float" office:value="8.02" calcext:value-type="float">
            <text:p>8.02</text:p>
          </table:table-cell>
          <table:table-cell table:formula="of:=37.59" office:value-type="float" office:value="37.59" calcext:value-type="float">
            <text:p>37.59</text:p>
          </table:table-cell>
          <table:table-cell table:formula="of:=2189.08" office:value-type="float" office:value="2189.08" calcext:value-type="float">
            <text:p>2189.08</text:p>
          </table:table-cell>
          <table:table-cell table:formula="of:=770.67" office:value-type="float" office:value="770.67" calcext:value-type="float">
            <text:p>770.67</text:p>
          </table:table-cell>
          <table:table-cell table:formula="of:=2956.31" office:value-type="float" office:value="2956.31" calcext:value-type="float">
            <text:p>2956.31</text:p>
          </table:table-cell>
          <table:table-cell table:number-columns-repeated="4"/>
        </table:table-row>
        <table:table-row table:style-name="ro1">
          <table:table-cell table:style-name="ce7" table:formula="of:=[.A7]" office:value-type="float" office:value="1000" calcext:value-type="float">
            <text:p>1000</text:p>
          </table:table-cell>
          <table:table-cell/>
          <table:table-cell table:formula="of:=2179.1" office:value-type="float" office:value="2179.1" calcext:value-type="float">
            <text:p>2179.1</text:p>
          </table:table-cell>
          <table:table-cell table:formula="of:=2055.07" office:value-type="float" office:value="2055.07" calcext:value-type="float">
            <text:p>2055.07</text:p>
          </table:table-cell>
          <table:table-cell table:formula="of:=2429.25" office:value-type="float" office:value="2429.25" calcext:value-type="float">
            <text:p>2429.25</text:p>
          </table:table-cell>
          <table:table-cell table:formula="of:=2110.94" office:value-type="float" office:value="2110.94" calcext:value-type="float">
            <text:p>2110.94</text:p>
          </table:table-cell>
          <table:table-cell table:formula="of:=1363.78" office:value-type="float" office:value="1363.78" calcext:value-type="float">
            <text:p>1363.78</text:p>
          </table:table-cell>
          <table:table-cell table:formula="of:=1824.03" office:value-type="float" office:value="1824.03" calcext:value-type="float">
            <text:p>1824.03</text:p>
          </table:table-cell>
          <table:table-cell table:number-columns-repeated="2"/>
          <table:table-cell table:formula="of:=9.07" office:value-type="float" office:value="9.07" calcext:value-type="float">
            <text:p>9.07</text:p>
          </table:table-cell>
          <table:table-cell table:formula="of:=7.56" office:value-type="float" office:value="7.56" calcext:value-type="float">
            <text:p>7.56</text:p>
          </table:table-cell>
          <table:table-cell table:formula="of:=5.82" office:value-type="float" office:value="5.82" calcext:value-type="float">
            <text:p>5.82</text:p>
          </table:table-cell>
          <table:table-cell table:formula="of:=17.42" office:value-type="float" office:value="17.42" calcext:value-type="float">
            <text:p>17.42</text:p>
          </table:table-cell>
          <table:table-cell table:formula="of:=1965.31" office:value-type="float" office:value="1965.31" calcext:value-type="float">
            <text:p>1965.31</text:p>
          </table:table-cell>
          <table:table-cell table:formula="of:=449.93" office:value-type="float" office:value="449.93" calcext:value-type="float">
            <text:p>449.93</text:p>
          </table:table-cell>
          <table:table-cell table:formula="of:=1938.09" office:value-type="float" office:value="1938.09" calcext:value-type="float">
            <text:p>1938.09</text:p>
          </table:table-cell>
          <table:table-cell table:number-columns-repeated="4"/>
        </table:table-row>
        <table:table-row table:style-name="ro1">
          <table:table-cell table:style-name="ce7" table:formula="of:=[.A8]" office:value-type="float" office:value="2500" calcext:value-type="float">
            <text:p>2500</text:p>
          </table:table-cell>
          <table:table-cell/>
          <table:table-cell table:formula="of:=2068.9" office:value-type="float" office:value="2068.9" calcext:value-type="float">
            <text:p>2068.9</text:p>
          </table:table-cell>
          <table:table-cell table:formula="of:=1691.31" office:value-type="float" office:value="1691.31" calcext:value-type="float">
            <text:p>1691.31</text:p>
          </table:table-cell>
          <table:table-cell table:formula="of:=2342.07" office:value-type="float" office:value="2342.07" calcext:value-type="float">
            <text:p>2342.07</text:p>
          </table:table-cell>
          <table:table-cell table:formula="of:=2276.43" office:value-type="float" office:value="2276.43" calcext:value-type="float">
            <text:p>2276.43</text:p>
          </table:table-cell>
          <table:table-cell table:formula="of:=1167.46" office:value-type="float" office:value="1167.46" calcext:value-type="float">
            <text:p>1167.46</text:p>
          </table:table-cell>
          <table:table-cell table:formula="of:=1774.78" office:value-type="float" office:value="1774.78" calcext:value-type="float">
            <text:p>1774.78</text:p>
          </table:table-cell>
          <table:table-cell table:number-columns-repeated="2"/>
          <table:table-cell table:formula="of:=6.46" office:value-type="float" office:value="6.46" calcext:value-type="float">
            <text:p>6.46</text:p>
          </table:table-cell>
          <table:table-cell table:formula="of:=4.65" office:value-type="float" office:value="4.65" calcext:value-type="float">
            <text:p>4.65</text:p>
          </table:table-cell>
          <table:table-cell table:formula="of:=3.2" office:value-type="float" office:value="3.2" calcext:value-type="float">
            <text:p>3.2</text:p>
          </table:table-cell>
          <table:table-cell table:formula="of:=7.58" office:value-type="float" office:value="7.58" calcext:value-type="float">
            <text:p>7.58</text:p>
          </table:table-cell>
          <table:table-cell table:formula="of:=1881.48" office:value-type="float" office:value="1881.48" calcext:value-type="float">
            <text:p>1881.48</text:p>
          </table:table-cell>
          <table:table-cell table:formula="of:=191.84" office:value-type="float" office:value="191.84" calcext:value-type="float">
            <text:p>191.84</text:p>
          </table:table-cell>
          <table:table-cell table:formula="of:=842.29" office:value-type="float" office:value="842.29" calcext:value-type="float">
            <text:p>842.29</text:p>
          </table:table-cell>
          <table:table-cell table:number-columns-repeated="4"/>
        </table:table-row>
        <table:table-row table:style-name="ro1">
          <table:table-cell table:style-name="ce7" table:formula="of:=[.A9]" office:value-type="float" office:value="5000" calcext:value-type="float">
            <text:p>5000</text:p>
          </table:table-cell>
          <table:table-cell/>
          <table:table-cell table:formula="of:=721.02" office:value-type="float" office:value="721.02" calcext:value-type="float">
            <text:p>721.02</text:p>
          </table:table-cell>
          <table:table-cell table:formula="of:=1837.03" office:value-type="float" office:value="1837.03" calcext:value-type="float">
            <text:p>1837.03</text:p>
          </table:table-cell>
          <table:table-cell table:formula="of:=2263.61" office:value-type="float" office:value="2263.61" calcext:value-type="float">
            <text:p>2263.61</text:p>
          </table:table-cell>
          <table:table-cell table:formula="of:=340.36" office:value-type="float" office:value="340.36" calcext:value-type="float">
            <text:p>340.36</text:p>
          </table:table-cell>
          <table:table-cell table:formula="of:=1301.13" office:value-type="float" office:value="1301.13" calcext:value-type="float">
            <text:p>1301.13</text:p>
          </table:table-cell>
          <table:table-cell table:formula="of:=1648.18" office:value-type="float" office:value="1648.18" calcext:value-type="float">
            <text:p>1648.18</text:p>
          </table:table-cell>
          <table:table-cell table:number-columns-repeated="2"/>
          <table:table-cell table:formula="of:=4.55" office:value-type="float" office:value="4.55" calcext:value-type="float">
            <text:p>4.55</text:p>
          </table:table-cell>
          <table:table-cell table:formula="of:=2.85" office:value-type="float" office:value="2.85" calcext:value-type="float">
            <text:p>2.85</text:p>
          </table:table-cell>
          <table:table-cell table:formula="of:=1.88" office:value-type="float" office:value="1.88" calcext:value-type="float">
            <text:p>1.88</text:p>
          </table:table-cell>
          <table:table-cell table:formula="of:=3.81" office:value-type="float" office:value="3.81" calcext:value-type="float">
            <text:p>3.81</text:p>
          </table:table-cell>
          <table:table-cell table:formula="of:=1772.4" office:value-type="float" office:value="1772.4" calcext:value-type="float">
            <text:p>1772.4</text:p>
          </table:table-cell>
          <table:table-cell table:formula="of:=94.49" office:value-type="float" office:value="94.49" calcext:value-type="float">
            <text:p>94.49</text:p>
          </table:table-cell>
          <table:table-cell table:formula="of:=723.12" office:value-type="float" office:value="723.12" calcext:value-type="float">
            <text:p>723.12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20"/>
        </table:table-row>
        <table:table-row table:style-name="ro1">
          <table:table-cell table:style-name="ce7"/>
          <table:table-cell office:value-type="string" calcext:value-type="string">
            <text:p>clock time</text:p>
          </table:table-cell>
          <table:table-cell table:number-columns-repeated="16"/>
          <table:table-cell table:style-name="ce9" office:value-type="string" calcext:value-type="string">
            <text:p>#devices</text:p>
          </table:table-cell>
          <table:table-cell table:style-name="ce9" office:value-type="string" calcext:value-type="string">
            <text:p>LOAD TIME(s)</text:p>
          </table:table-cell>
          <table:table-cell table:style-name="ce9"/>
        </table:table-row>
        <table:table-row table:style-name="ro1">
          <table:table-cell table:style-name="ce7" table:formula="of:=[.A12]" office:value-type="float" office:value="100" calcext:value-type="float">
            <text:p>100</text:p>
          </table:table-cell>
          <table:table-cell/>
          <table:table-cell table:formula="of:=0.307148" office:value-type="float" office:value="0.307148" calcext:value-type="float">
            <text:p>0.307148</text:p>
          </table:table-cell>
          <table:table-cell table:formula="of:=0.453462" office:value-type="float" office:value="0.453462" calcext:value-type="float">
            <text:p>0.453462</text:p>
          </table:table-cell>
          <table:table-cell table:formula="of:=0.614923" office:value-type="float" office:value="0.614923" calcext:value-type="float">
            <text:p>0.614923</text:p>
          </table:table-cell>
          <table:table-cell table:formula="of:=0.408189" office:value-type="float" office:value="0.408189" calcext:value-type="float">
            <text:p>0.408189</text:p>
          </table:table-cell>
          <table:table-cell table:formula="of:=0.601366" office:value-type="float" office:value="0.601366" calcext:value-type="float">
            <text:p>0.601366</text:p>
          </table:table-cell>
          <table:table-cell table:formula="of:=0.432407" office:value-type="float" office:value="0.432407" calcext:value-type="float">
            <text:p>0.432407</text:p>
          </table:table-cell>
          <table:table-cell table:number-columns-repeated="2"/>
          <table:table-cell table:formula="of:=86.147019" office:value-type="float" office:value="86.147019" calcext:value-type="float">
            <text:p>86.147019</text:p>
          </table:table-cell>
          <table:table-cell table:formula="of:=86.686076" office:value-type="float" office:value="86.686076" calcext:value-type="float">
            <text:p>86.686076</text:p>
          </table:table-cell>
          <table:table-cell table:formula="of:=88.097828" office:value-type="float" office:value="88.097828" calcext:value-type="float">
            <text:p>88.097828</text:p>
          </table:table-cell>
          <table:table-cell table:formula="of:=3.662685" office:value-type="float" office:value="3.662685" calcext:value-type="float">
            <text:p>3.662685</text:p>
          </table:table-cell>
          <table:table-cell table:formula="of:=0.370065" office:value-type="float" office:value="0.370065" calcext:value-type="float">
            <text:p>0.370065</text:p>
          </table:table-cell>
          <table:table-cell table:formula="of:=0.329085" office:value-type="float" office:value="0.329085" calcext:value-type="float">
            <text:p>0.329085</text:p>
          </table:table-cell>
          <table:table-cell table:formula="of:=0.241267" office:value-type="float" office:value="0.241267" calcext:value-type="float">
            <text:p>0.241267</text:p>
          </table:table-cell>
          <table:table-cell/>
          <table:table-cell table:style-name="ce9" table:formula="of:=100" office:value-type="float" office:value="100" calcext:value-type="float">
            <text:p>100</text:p>
          </table:table-cell>
          <table:table-cell table:style-name="ce9" office:value-type="float" office:value="10.34" calcext:value-type="float">
            <text:p>10.34</text:p>
          </table:table-cell>
          <table:table-cell table:style-name="ce9"/>
        </table:table-row>
        <table:table-row table:style-name="ro1">
          <table:table-cell table:style-name="ce7" table:formula="of:=[.A13]" office:value-type="float" office:value="500" calcext:value-type="float">
            <text:p>500</text:p>
          </table:table-cell>
          <table:table-cell/>
          <table:table-cell table:formula="of:=0.50065" office:value-type="float" office:value="0.50065" calcext:value-type="float">
            <text:p>0.50065</text:p>
          </table:table-cell>
          <table:table-cell table:formula="of:=0.559267" office:value-type="float" office:value="0.559267" calcext:value-type="float">
            <text:p>0.559267</text:p>
          </table:table-cell>
          <table:table-cell table:formula="of:=0.369607" office:value-type="float" office:value="0.369607" calcext:value-type="float">
            <text:p>0.369607</text:p>
          </table:table-cell>
          <table:table-cell table:formula="of:=0.445962" office:value-type="float" office:value="0.445962" calcext:value-type="float">
            <text:p>0.445962</text:p>
          </table:table-cell>
          <table:table-cell table:formula="of:=0.707288" office:value-type="float" office:value="0.707288" calcext:value-type="float">
            <text:p>0.707288</text:p>
          </table:table-cell>
          <table:table-cell table:formula="of:=0.514564" office:value-type="float" office:value="0.514564" calcext:value-type="float">
            <text:p>0.514564</text:p>
          </table:table-cell>
          <table:table-cell table:number-columns-repeated="2"/>
          <table:table-cell table:formula="of:=97.930555" office:value-type="float" office:value="97.930555" calcext:value-type="float">
            <text:p>97.930555</text:p>
          </table:table-cell>
          <table:table-cell table:formula="of:=106.917748" office:value-type="float" office:value="106.917748" calcext:value-type="float">
            <text:p>106.917748</text:p>
          </table:table-cell>
          <table:table-cell table:formula="of:=124.743679" office:value-type="float" office:value="124.743679" calcext:value-type="float">
            <text:p>124.743679</text:p>
          </table:table-cell>
          <table:table-cell table:formula="of:=26.636111" office:value-type="float" office:value="26.636111" calcext:value-type="float">
            <text:p>26.636111</text:p>
          </table:table-cell>
          <table:table-cell table:formula="of:=0.463186" office:value-type="float" office:value="0.463186" calcext:value-type="float">
            <text:p>0.463186</text:p>
          </table:table-cell>
          <table:table-cell table:formula="of:=1.303778" office:value-type="float" office:value="1.303778" calcext:value-type="float">
            <text:p>1.303778</text:p>
          </table:table-cell>
          <table:table-cell table:formula="of:=0.34" office:value-type="float" office:value="0.34" calcext:value-type="float">
            <text:p>0.34</text:p>
          </table:table-cell>
          <table:table-cell/>
          <table:table-cell table:style-name="ce9" table:formula="of:=500" office:value-type="float" office:value="500" calcext:value-type="float">
            <text:p>500</text:p>
          </table:table-cell>
          <table:table-cell table:style-name="ce9" table:formula="of:=48.268" office:value-type="float" office:value="48.268" calcext:value-type="float">
            <text:p>48.268</text:p>
          </table:table-cell>
          <table:table-cell table:style-name="ce9"/>
        </table:table-row>
        <table:table-row table:style-name="ro1">
          <table:table-cell table:style-name="ce7" table:formula="of:=[.A14]" office:value-type="float" office:value="1000" calcext:value-type="float">
            <text:p>1000</text:p>
          </table:table-cell>
          <table:table-cell/>
          <table:table-cell table:formula="of:=0.463522" office:value-type="float" office:value="0.463522" calcext:value-type="float">
            <text:p>0.463522</text:p>
          </table:table-cell>
          <table:table-cell table:formula="of:=0.489942" office:value-type="float" office:value="0.489942" calcext:value-type="float">
            <text:p>0.489942</text:p>
          </table:table-cell>
          <table:table-cell table:formula="of:=0.416866" office:value-type="float" office:value="0.416866" calcext:value-type="float">
            <text:p>0.416866</text:p>
          </table:table-cell>
          <table:table-cell table:formula="of:=0.477742" office:value-type="float" office:value="0.477742" calcext:value-type="float">
            <text:p>0.477742</text:p>
          </table:table-cell>
          <table:table-cell table:formula="of:=0.738025" office:value-type="float" office:value="0.738025" calcext:value-type="float">
            <text:p>0.738025</text:p>
          </table:table-cell>
          <table:table-cell table:formula="of:=0.556924" office:value-type="float" office:value="0.556924" calcext:value-type="float">
            <text:p>0.556924</text:p>
          </table:table-cell>
          <table:table-cell table:number-columns-repeated="2"/>
          <table:table-cell table:formula="of:=110.331324" office:value-type="float" office:value="110.331324" calcext:value-type="float">
            <text:p>110.331324</text:p>
          </table:table-cell>
          <table:table-cell table:formula="of:=132.308242" office:value-type="float" office:value="132.308242" calcext:value-type="float">
            <text:p>132.308242</text:p>
          </table:table-cell>
          <table:table-cell table:formula="of:=171.866967" office:value-type="float" office:value="171.866967" calcext:value-type="float">
            <text:p>171.866967</text:p>
          </table:table-cell>
          <table:table-cell table:formula="of:=57.451548" office:value-type="float" office:value="57.451548" calcext:value-type="float">
            <text:p>57.451548</text:p>
          </table:table-cell>
          <table:table-cell table:formula="of:=0.514603" office:value-type="float" office:value="0.514603" calcext:value-type="float">
            <text:p>0.514603</text:p>
          </table:table-cell>
          <table:table-cell table:formula="of:=2.23638" office:value-type="float" office:value="2.23638" calcext:value-type="float">
            <text:p>2.23638</text:p>
          </table:table-cell>
          <table:table-cell table:formula="of:=0.520528" office:value-type="float" office:value="0.520528" calcext:value-type="float">
            <text:p>0.520528</text:p>
          </table:table-cell>
          <table:table-cell/>
          <table:table-cell table:style-name="ce9" table:formula="of:=1000" office:value-type="float" office:value="1000" calcext:value-type="float">
            <text:p>1000</text:p>
          </table:table-cell>
          <table:table-cell table:style-name="ce9" table:formula="of:=93.804" office:value-type="float" office:value="93.804" calcext:value-type="float">
            <text:p>93.804</text:p>
          </table:table-cell>
          <table:table-cell table:style-name="ce9"/>
        </table:table-row>
        <table:table-row table:style-name="ro1">
          <table:table-cell table:style-name="ce7" table:formula="of:=[.A15]" office:value-type="float" office:value="2500" calcext:value-type="float">
            <text:p>2500</text:p>
          </table:table-cell>
          <table:table-cell/>
          <table:table-cell table:formula="of:=0.498284" office:value-type="float" office:value="0.498284" calcext:value-type="float">
            <text:p>0.498284</text:p>
          </table:table-cell>
          <table:table-cell table:formula="of:=0.61841" office:value-type="float" office:value="0.61841" calcext:value-type="float">
            <text:p>0.61841</text:p>
          </table:table-cell>
          <table:table-cell table:formula="of:=0.439219" office:value-type="float" office:value="0.439219" calcext:value-type="float">
            <text:p>0.439219</text:p>
          </table:table-cell>
          <table:table-cell table:formula="of:=0.443215" office:value-type="float" office:value="0.443215" calcext:value-type="float">
            <text:p>0.443215</text:p>
          </table:table-cell>
          <table:table-cell table:formula="of:=0.862152" office:value-type="float" office:value="0.862152" calcext:value-type="float">
            <text:p>0.862152</text:p>
          </table:table-cell>
          <table:table-cell table:formula="of:=0.569786" office:value-type="float" office:value="0.569786" calcext:value-type="float">
            <text:p>0.569786</text:p>
          </table:table-cell>
          <table:table-cell table:number-columns-repeated="2"/>
          <table:table-cell table:formula="of:=154.774001" office:value-type="float" office:value="154.774001" calcext:value-type="float">
            <text:p>154.774001</text:p>
          </table:table-cell>
          <table:table-cell table:formula="of:=214.968757" office:value-type="float" office:value="214.968757" calcext:value-type="float">
            <text:p>214.968757</text:p>
          </table:table-cell>
          <table:table-cell table:formula="of:=312.361416" office:value-type="float" office:value="312.361416" calcext:value-type="float">
            <text:p>312.361416</text:p>
          </table:table-cell>
          <table:table-cell table:formula="of:=132.045614" office:value-type="float" office:value="132.045614" calcext:value-type="float">
            <text:p>132.045614</text:p>
          </table:table-cell>
          <table:table-cell table:formula="of:=0.534719" office:value-type="float" office:value="0.534719" calcext:value-type="float">
            <text:p>0.534719</text:p>
          </table:table-cell>
          <table:table-cell table:formula="of:=5.226437" office:value-type="float" office:value="5.226437" calcext:value-type="float">
            <text:p>5.226437</text:p>
          </table:table-cell>
          <table:table-cell table:formula="of:=1.211882" office:value-type="float" office:value="1.211882" calcext:value-type="float">
            <text:p>1.211882</text:p>
          </table:table-cell>
          <table:table-cell/>
          <table:table-cell table:style-name="ce9" office:value-type="float" office:value="2500" calcext:value-type="float">
            <text:p>2500</text:p>
          </table:table-cell>
          <table:table-cell table:style-name="ce9" table:formula="of:=241.293" office:value-type="float" office:value="241.293" calcext:value-type="float">
            <text:p>241.293</text:p>
          </table:table-cell>
          <table:table-cell table:style-name="ce9"/>
        </table:table-row>
        <table:table-row table:style-name="ro1">
          <table:table-cell table:style-name="ce7" table:formula="of:=[.A16]" office:value-type="float" office:value="5000" calcext:value-type="float">
            <text:p>5000</text:p>
          </table:table-cell>
          <table:table-cell/>
          <table:table-cell table:formula="of:=1.412234" office:value-type="float" office:value="1.412234" calcext:value-type="float">
            <text:p>1.412234</text:p>
          </table:table-cell>
          <table:table-cell table:formula="of:=0.550028" office:value-type="float" office:value="0.550028" calcext:value-type="float">
            <text:p>0.550028</text:p>
          </table:table-cell>
          <table:table-cell table:formula="of:=0.446675" office:value-type="float" office:value="0.446675" calcext:value-type="float">
            <text:p>0.446675</text:p>
          </table:table-cell>
          <table:table-cell table:formula="of:=2.976951" office:value-type="float" office:value="2.976951" calcext:value-type="float">
            <text:p>2.976951</text:p>
          </table:table-cell>
          <table:table-cell table:formula="of:=0.774676" office:value-type="float" office:value="0.774676" calcext:value-type="float">
            <text:p>0.774676</text:p>
          </table:table-cell>
          <table:table-cell table:formula="of:=0.612053" office:value-type="float" office:value="0.612053" calcext:value-type="float">
            <text:p>0.612053</text:p>
          </table:table-cell>
          <table:table-cell table:number-columns-repeated="2"/>
          <table:table-cell table:formula="of:=219.627162" office:value-type="float" office:value="219.627162" calcext:value-type="float">
            <text:p>219.627162</text:p>
          </table:table-cell>
          <table:table-cell table:formula="of:=350.886798" office:value-type="float" office:value="350.886798" calcext:value-type="float">
            <text:p>350.886798</text:p>
          </table:table-cell>
          <table:table-cell table:formula="of:=532.64946" office:value-type="float" office:value="532.64946" calcext:value-type="float">
            <text:p>532.64946</text:p>
          </table:table-cell>
          <table:table-cell table:formula="of:=262.606283" office:value-type="float" office:value="262.606283" calcext:value-type="float">
            <text:p>262.606283</text:p>
          </table:table-cell>
          <table:table-cell table:formula="of:=0.572884" office:value-type="float" office:value="0.572884" calcext:value-type="float">
            <text:p>0.572884</text:p>
          </table:table-cell>
          <table:table-cell table:formula="of:=10.609195" office:value-type="float" office:value="10.609195" calcext:value-type="float">
            <text:p>10.609195</text:p>
          </table:table-cell>
          <table:table-cell table:formula="of:=1.39022" office:value-type="float" office:value="1.39022" calcext:value-type="float">
            <text:p>1.39022</text:p>
          </table:table-cell>
          <table:table-cell/>
          <table:table-cell table:style-name="ce9" office:value-type="float" office:value="5000" calcext:value-type="float">
            <text:p>5000</text:p>
          </table:table-cell>
          <table:table-cell table:style-name="ce9" table:formula="of:=479.601" office:value-type="float" office:value="479.601" calcext:value-type="float">
            <text:p>479.601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23:06:08.917676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12T19:51:26.019799945</meta:creation-date>
    <dc:date>2022-06-15T23:07:14.197565656</dc:date>
    <meta:editing-duration>PT1H25M7S</meta:editing-duration>
    <meta:editing-cycles>15</meta:editing-cycles>
    <meta:generator>LibreOffice/7.3.3.2$Linux_X86_64 LibreOffice_project/30$Build-2</meta:generator>
    <meta:document-statistic meta:table-count="2" meta:cell-count="730" meta:object-count="0"/>
  </office:meta>
</office:document-meta>
</file>